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7"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c54c13" officeooo:paragraph-rsid="00d735dc" style:font-size-asian="12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10587f5" officeooo:paragraph-rsid="0103aca9" style:font-size-asian="12pt" style:font-weight-asian="normal" style:font-name-complex="Times New Roman1"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1172246" officeooo:paragraph-rsid="01120833" style:font-size-asian="12pt" style:font-weight-asian="normal" style:font-name-complex="Times New Roman1"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26c422" officeooo:paragraph-rsid="0119e533" style:font-size-asian="12pt" style:font-weight-asian="normal" style:font-name-complex="Times New Roman1"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26c422" officeooo:paragraph-rsid="012e14fe" style:font-size-asian="12pt" style:font-weight-asian="normal" style:font-name-complex="Times New Roman1"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13685f7" officeooo:paragraph-rsid="01330f91" style:font-size-asian="12pt" style:font-weight-asian="normal" style:font-name-complex="Times New Roman1"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1504594" officeooo:paragraph-rsid="01504594"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1504594" officeooo:paragraph-rsid="01120833" style:font-size-asian="12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1504594" officeooo:paragraph-rsid="017b5f26" style:font-size-asian="12pt"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14ecdfd" officeooo:paragraph-rsid="01330f91" style:font-size-asian="12pt" style:font-weight-asian="normal" style:font-name-complex="Times New Roman1"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164256a" officeooo:paragraph-rsid="017c463b" style:font-size-asian="12pt" style:font-weight-asian="normal" style:font-name-complex="Times New Roman1"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17f24d0" officeooo:paragraph-rsid="017f24d0" style:font-size-asian="12pt" style:font-weight-asian="normal" style:font-name-complex="Times New Roman1"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17f24d0" officeooo:paragraph-rsid="018f739e" style:font-size-asian="12pt" style:font-weight-asian="normal" style:font-name-complex="Times New Roman1"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835401" officeooo:paragraph-rsid="019b4fe2" style:font-size-asian="12pt" style:font-weight-asian="normal" style:font-name-complex="Times New Roman1"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835401" officeooo:paragraph-rsid="01ba6048"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1835401" officeooo:paragraph-rsid="01d962c4"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202c500" officeooo:paragraph-rsid="0206422d"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202c500" officeooo:paragraph-rsid="0231c67f" style:font-size-asian="12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202c500" officeooo:paragraph-rsid="023329fc" style:font-size-asian="12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202c500" officeooo:paragraph-rsid="02345d89" style:font-size-asian="12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202c500" officeooo:paragraph-rsid="02490fe5" style:font-size-asian="12pt" style:font-weight-asian="normal" style:font-name-complex="Times New Roman1" style:font-size-complex="12pt" style:font-weight-complex="normal"/>
    </style:style>
    <style:style style:name="P47" style:family="paragraph" style:parent-style-name="Standard">
      <style:paragraph-properties fo:text-align="start" style:justify-single-word="false"/>
      <style:text-properties style:font-name="Times New Roman" fo:font-size="12pt" fo:font-weight="normal" officeooo:rsid="0202c500" officeooo:paragraph-rsid="020b8b43" style:font-size-asian="12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21e00ca" officeooo:paragraph-rsid="022487cd" style:font-size-asian="12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normal" officeooo:rsid="021e00ca" officeooo:paragraph-rsid="0228365f" style:font-size-asian="12pt" style:font-weight-asian="normal" style:font-name-complex="Times New Roman1"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21e00ca" officeooo:paragraph-rsid="022a31af" style:font-size-asian="12pt" style:font-weight-asian="normal" style:font-name-complex="Times New Roman1"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21e00ca" officeooo:paragraph-rsid="02345d89" style:font-size-asian="12pt" style:font-weight-asian="normal" style:font-name-complex="Times New Roman1" style:font-size-complex="12pt" style:font-weight-complex="normal"/>
    </style:style>
    <style:style style:name="P52" style:family="paragraph" style:parent-style-name="Standard">
      <style:paragraph-properties fo:text-align="justify" style:justify-single-word="false"/>
      <style:text-properties style:font-name="Times New Roman" fo:font-size="12pt" fo:font-weight="normal" officeooo:rsid="023b115c" officeooo:paragraph-rsid="023b115c" style:font-size-asian="12pt" style:font-weight-asian="normal" style:font-name-complex="Times New Roman1"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23b764f" officeooo:paragraph-rsid="023b764f" style:font-size-asian="12pt" style:font-weight-asian="normal" style:font-name-complex="Times New Roman1"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24ce7e5" officeooo:paragraph-rsid="023b115c" style:font-size-asian="12pt" style:font-weight-asian="normal" style:font-name-complex="Times New Roman1"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24ce7e5" officeooo:paragraph-rsid="024ce7e5" style:font-size-asian="12pt" style:font-weight-asian="normal" style:font-name-complex="Times New Roman1"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normal" officeooo:rsid="025fb34f" officeooo:paragraph-rsid="025fb34f" style:font-size-asian="12pt" style:font-weight-asian="normal" style:font-name-complex="Times New Roman1"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25fb34f" officeooo:paragraph-rsid="028b9204" style:font-size-asian="12pt" style:font-weight-asian="normal" style:font-name-complex="Times New Roman1"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27eb5bb" officeooo:paragraph-rsid="027eb5bb" style:font-size-asian="12pt" style:font-weight-asian="normal" style:font-name-complex="Times New Roman1" style:font-size-complex="12pt" style:font-weight-complex="normal"/>
    </style:style>
    <style:style style:name="P59" style:family="paragraph" style:parent-style-name="Standard">
      <style:paragraph-properties fo:text-align="justify" style:justify-single-word="false"/>
      <style:text-properties style:font-name="Times New Roman" fo:font-size="12pt" fo:font-weight="normal" officeooo:rsid="029ab293" officeooo:paragraph-rsid="02b45157" style:font-size-asian="12pt" style:font-weight-asian="normal" style:font-name-complex="Times New Roman1"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29ab293" officeooo:paragraph-rsid="02c0637f" style:font-size-asian="12pt" style:font-weight-asian="normal" style:font-name-complex="Times New Roman1"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63"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64"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65"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66"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67"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68"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69"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70"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71"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72"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73"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74"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75"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76"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77" style:family="paragraph" style:parent-style-name="Standard">
      <style:paragraph-properties fo:text-align="justify" style:justify-single-word="false"/>
      <style:text-properties style:font-name="Times New Roman" fo:font-size="12pt" fo:font-weight="bold" officeooo:rsid="002ba053" officeooo:paragraph-rsid="012e14fe" style:font-size-asian="12pt" style:font-weight-asian="bold" style:font-name-complex="Times New Roman1" style:font-size-complex="12pt" style:font-weight-complex="bold"/>
    </style:style>
    <style:style style:name="P78"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79" style:family="paragraph" style:parent-style-name="Standard">
      <style:paragraph-properties fo:text-align="justify" style:justify-single-word="false"/>
      <style:text-properties style:font-name="Times New Roman" fo:font-size="12pt" fo:font-weight="bold" officeooo:rsid="002ba053" officeooo:paragraph-rsid="01330f91" style:font-size-asian="12pt" style:font-weight-asian="bold" style:font-name-complex="Times New Roman1" style:font-size-complex="12pt" style:font-weight-complex="bold"/>
    </style:style>
    <style:style style:name="P80" style:family="paragraph" style:parent-style-name="Standard">
      <style:paragraph-properties fo:text-align="justify" style:justify-single-word="false"/>
      <style:text-properties style:font-name="Times New Roman" fo:font-size="12pt" fo:font-weight="bold" officeooo:rsid="002ba053" officeooo:paragraph-rsid="01b495dd" style:font-size-asian="12pt" style:font-weight-asian="bold" style:font-name-complex="Times New Roman1" style:font-size-complex="12pt" style:font-weight-complex="bold"/>
    </style:style>
    <style:style style:name="P81" style:family="paragraph" style:parent-style-name="Standard">
      <style:paragraph-properties fo:text-align="justify" style:justify-single-word="false"/>
      <style:text-properties style:font-name="Times New Roman" fo:font-size="12pt" fo:font-weight="bold" officeooo:rsid="01b495dd" officeooo:paragraph-rsid="01d17393" style:font-size-asian="12pt" style:font-weight-asian="bold" style:font-name-complex="Times New Roman1" style:font-size-complex="12pt" style:font-weight-complex="bold"/>
    </style:style>
    <style:style style:name="P82" style:family="paragraph" style:parent-style-name="Standard">
      <style:paragraph-properties fo:text-align="justify" style:justify-single-word="false"/>
      <style:text-properties style:font-name="Times New Roman" fo:font-size="12pt" fo:font-weight="bold" officeooo:rsid="01b495dd" officeooo:paragraph-rsid="01e88a79" style:font-size-asian="12pt" style:font-weight-asian="bold" style:font-name-complex="Times New Roman1" style:font-size-complex="12pt" style:font-weight-complex="bold"/>
    </style:style>
    <style:style style:name="P83" style:family="paragraph" style:parent-style-name="Standard">
      <style:paragraph-properties fo:text-align="justify" style:justify-single-word="false"/>
      <style:text-properties style:font-name="Times New Roman" fo:font-size="12pt" fo:font-weight="bold" officeooo:rsid="01b495dd" officeooo:paragraph-rsid="01f59b77" style:font-size-asian="12pt" style:font-weight-asian="bold" style:font-name-complex="Times New Roman1" style:font-size-complex="12pt" style:font-weight-complex="bold"/>
    </style:style>
    <style:style style:name="P84" style:family="paragraph" style:parent-style-name="Standard">
      <style:paragraph-properties fo:text-align="justify" style:justify-single-word="false"/>
      <style:text-properties style:font-name="Times New Roman" fo:font-size="12pt" fo:font-weight="bold" officeooo:rsid="01b495dd" officeooo:paragraph-rsid="025ab0a8" style:font-size-asian="12pt" style:font-weight-asian="bold" style:font-name-complex="Times New Roman1" style:font-size-complex="12pt" style:font-weight-complex="bold"/>
    </style:style>
    <style:style style:name="P85" style:family="paragraph" style:parent-style-name="Standard">
      <style:paragraph-properties fo:text-align="justify" style:justify-single-word="false"/>
      <style:text-properties style:font-name="Times New Roman" fo:font-size="12pt" fo:font-weight="bold" officeooo:rsid="01b495dd" officeooo:paragraph-rsid="0278144a" style:font-size-asian="12pt" style:font-weight-asian="bold" style:font-name-complex="Times New Roman1" style:font-size-complex="12pt" style:font-weight-complex="bold"/>
    </style:style>
    <style:style style:name="P86" style:family="paragraph" style:parent-style-name="Standard">
      <style:paragraph-properties fo:text-align="justify" style:justify-single-word="false"/>
      <style:text-properties style:font-name="Times New Roman" fo:font-size="12pt" fo:font-weight="bold" officeooo:rsid="01b495dd" officeooo:paragraph-rsid="01b495dd" style:font-size-asian="12pt" style:font-weight-asian="bold" style:font-name-complex="Times New Roman1" style:font-size-complex="12pt" style:font-weight-complex="bold"/>
    </style:style>
    <style:style style:name="P87" style:family="paragraph" style:parent-style-name="Standard">
      <style:paragraph-properties fo:text-align="justify" style:justify-single-word="false"/>
      <style:text-properties style:font-name="Times New Roman" fo:font-size="12pt" fo:font-weight="bold" officeooo:rsid="01b495dd" officeooo:paragraph-rsid="028b9204" style:font-size-asian="12pt" style:font-weight-asian="bold" style:font-name-complex="Times New Roman1" style:font-size-complex="12pt" style:font-weight-complex="bold"/>
    </style:style>
    <style:style style:name="P88" style:family="paragraph" style:parent-style-name="Standard">
      <style:paragraph-properties fo:text-align="justify" style:justify-single-word="false"/>
      <style:text-properties style:font-name="Times New Roman" fo:font-size="12pt" fo:font-style="normal" fo:font-weight="normal" officeooo:rsid="00f91dbc" officeooo:paragraph-rsid="00f8be7b" style:font-size-asian="12pt" style:font-style-asian="normal" style:font-weight-asian="normal" style:font-name-complex="Times New Roman1" style:font-size-complex="12pt" style:font-style-complex="normal" style:font-weight-complex="normal"/>
    </style:style>
    <style:style style:name="P89" style:family="paragraph" style:parent-style-name="Standard">
      <style:paragraph-properties fo:text-align="justify" style:justify-single-word="false"/>
      <style:text-properties style:font-name="Times New Roman" fo:font-size="12pt" fo:font-style="normal" fo:font-weight="normal" officeooo:rsid="00f8be7b" officeooo:paragraph-rsid="00f8be7b" style:font-size-asian="12pt" style:font-style-asian="normal" style:font-weight-asian="normal" style:font-name-complex="Times New Roman1" style:font-size-complex="12pt" style:font-style-complex="normal" style:font-weight-complex="normal"/>
    </style:style>
    <style:style style:name="P90"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91"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92" style:family="paragraph" style:parent-style-name="Standard">
      <style:paragraph-properties fo:text-align="justify" style:justify-single-word="false"/>
      <style:text-properties officeooo:paragraph-rsid="005bba92"/>
    </style:style>
    <style:style style:name="P93" style:family="paragraph" style:parent-style-name="Standard">
      <style:paragraph-properties fo:text-align="justify" style:justify-single-word="false"/>
      <style:text-properties officeooo:paragraph-rsid="00678208"/>
    </style:style>
    <style:style style:name="P94" style:family="paragraph" style:parent-style-name="Standard">
      <style:paragraph-properties fo:text-align="justify" style:justify-single-word="false"/>
      <style:text-properties officeooo:paragraph-rsid="00c54c13"/>
    </style:style>
    <style:style style:name="P95" style:family="paragraph" style:parent-style-name="Standard">
      <style:paragraph-properties fo:text-align="justify" style:justify-single-word="false"/>
      <style:text-properties officeooo:paragraph-rsid="00d735dc"/>
    </style:style>
    <style:style style:name="P96" style:family="paragraph" style:parent-style-name="Standard">
      <style:paragraph-properties fo:text-align="justify" style:justify-single-word="false"/>
      <style:text-properties style:text-position="0% 100%" style:font-name="Times New Roman" fo:font-size="12pt" fo:font-weight="normal" officeooo:rsid="018d7616" officeooo:paragraph-rsid="017f24d0" style:font-size-asian="12pt" style:font-weight-asian="normal" style:font-name-complex="Times New Roman1" style:font-size-complex="12pt" style:font-weight-complex="normal"/>
    </style:style>
    <style:style style:name="P97" style:family="paragraph" style:parent-style-name="Standard">
      <style:paragraph-properties fo:text-align="justify" style:justify-single-word="false"/>
      <style:text-properties style:text-position="0% 100%" style:font-name="Times New Roman" fo:font-size="12pt" fo:font-weight="normal" officeooo:rsid="017c463b" officeooo:paragraph-rsid="018f739e" style:font-size-asian="12pt" style:font-weight-asian="normal" style:font-name-complex="Times New Roman1" style:font-size-complex="12pt" style:font-weight-complex="normal"/>
    </style:style>
    <style:style style:name="P98" style:family="paragraph" style:parent-style-name="Standard">
      <style:paragraph-properties fo:text-align="justify" style:justify-single-word="false"/>
      <style:text-properties style:text-position="0% 100%" style:font-name="Times New Roman" fo:font-size="12pt" fo:font-weight="normal" officeooo:rsid="017c463b" officeooo:paragraph-rsid="01aa1381" style:font-size-asian="12pt" style:font-weight-asian="normal" style:font-name-complex="Times New Roman1" style:font-size-complex="12pt" style:font-weight-complex="normal"/>
    </style:style>
    <style:style style:name="P99" style:family="paragraph" style:parent-style-name="Standard">
      <style:paragraph-properties fo:text-align="justify" style:justify-single-word="false"/>
      <style:text-properties style:text-position="0% 100%" style:font-name="Times New Roman" fo:font-size="12pt" fo:font-weight="normal" officeooo:rsid="019de42d" officeooo:paragraph-rsid="019b4fe2" style:font-size-asian="12pt" style:font-weight-asian="normal" style:font-name-complex="Times New Roman1" style:font-size-complex="12pt" style:font-weight-complex="normal"/>
    </style:style>
    <style:style style:name="P100" style:family="paragraph" style:parent-style-name="Standard">
      <style:paragraph-properties fo:text-align="justify" style:justify-single-word="false"/>
      <style:text-properties style:text-position="0% 100%" style:font-name="Times New Roman" fo:font-size="12pt" fo:font-weight="normal" officeooo:rsid="01cd7def" officeooo:paragraph-rsid="01ba6048" style:font-size-asian="12pt" style:font-weight-asian="normal" style:font-name-complex="Times New Roman1" style:font-size-complex="12pt" style:font-weight-complex="normal"/>
    </style:style>
    <style:style style:name="P101" style:family="paragraph" style:parent-style-name="Standard">
      <style:paragraph-properties fo:text-align="justify" style:justify-single-word="false"/>
      <style:text-properties style:text-position="0% 100%" style:font-name="Times New Roman" fo:font-size="12pt" fo:font-weight="normal" officeooo:rsid="01e2334b" officeooo:paragraph-rsid="01d962c4" style:font-size-asian="12pt" style:font-weight-asian="normal" style:font-name-complex="Times New Roman1" style:font-size-complex="12pt" style:font-weight-complex="normal"/>
    </style:style>
    <style:style style:name="P102" style:family="paragraph" style:parent-style-name="Standard">
      <style:paragraph-properties fo:text-align="justify" style:justify-single-word="false"/>
      <style:text-properties style:text-position="0% 100%" style:font-name="Times New Roman" fo:font-size="12pt" fo:font-weight="normal" officeooo:rsid="01e2334b" officeooo:paragraph-rsid="01e88a79" style:font-size-asian="12pt" style:font-weight-asian="normal" style:font-name-complex="Times New Roman1" style:font-size-complex="12pt" style:font-weight-complex="normal"/>
    </style:style>
    <style:style style:name="P103" style:family="paragraph" style:parent-style-name="Standard">
      <style:paragraph-properties fo:text-align="justify" style:justify-single-word="false"/>
      <style:text-properties style:text-position="0% 100%" style:font-name="Times New Roman" fo:font-size="12pt" fo:font-weight="normal" officeooo:rsid="011fd13e" officeooo:paragraph-rsid="01aa1381" style:font-size-asian="12pt" style:font-weight-asian="normal" style:font-name-complex="Times New Roman1" style:font-size-complex="12pt" style:font-weight-complex="normal"/>
    </style:style>
    <style:style style:name="P104" style:family="paragraph" style:parent-style-name="Standard">
      <style:paragraph-properties fo:text-align="justify" style:justify-single-word="false"/>
      <style:text-properties style:text-position="0% 100%" style:font-name="Times New Roman" fo:font-size="12pt" fo:font-weight="normal" officeooo:rsid="0258278e" officeooo:paragraph-rsid="024ce7e5" style:font-size-asian="12pt" style:font-weight-asian="normal" style:font-name-complex="Times New Roman1" style:font-size-complex="12pt" style:font-weight-complex="normal"/>
    </style:style>
    <style:style style:name="P105" style:family="paragraph" style:parent-style-name="Standard">
      <style:paragraph-properties fo:text-align="justify" style:justify-single-word="false"/>
      <style:text-properties style:text-position="0% 100%" style:font-name="Times New Roman" fo:font-size="12pt" fo:font-weight="normal" officeooo:rsid="0277a028" officeooo:paragraph-rsid="025fb34f" style:font-size-asian="12pt" style:font-weight-asian="normal" style:font-name-complex="Times New Roman1" style:font-size-complex="12pt" style:font-weight-complex="normal"/>
    </style:style>
    <style:style style:name="P106" style:family="paragraph" style:parent-style-name="Standard">
      <style:paragraph-properties fo:text-align="justify" style:justify-single-word="false"/>
      <style:text-properties style:text-position="0% 100%" style:font-name="Times New Roman" fo:font-size="12pt" fo:font-weight="normal" officeooo:rsid="0277a028" officeooo:paragraph-rsid="028b9204" style:font-size-asian="12pt" style:font-weight-asian="normal" style:font-name-complex="Times New Roman1" style:font-size-complex="12pt" style:font-weight-complex="normal"/>
    </style:style>
    <style:style style:name="P107" style:family="paragraph" style:parent-style-name="Standard">
      <style:paragraph-properties fo:text-align="justify" style:justify-single-word="false"/>
      <style:text-properties style:text-position="0% 100%" style:font-name="Times New Roman" fo:font-size="12pt" fo:font-weight="normal" officeooo:rsid="0295f405" officeooo:paragraph-rsid="028b9204" style:font-size-asian="12pt" style:font-weight-asian="normal" style:font-name-complex="Times New Roman1" style:font-size-complex="12pt" style:font-weight-complex="normal"/>
    </style:style>
    <style:style style:name="P108" style:family="paragraph" style:parent-style-name="Standard">
      <style:paragraph-properties fo:text-align="justify" style:justify-single-word="false"/>
      <style:text-properties style:text-position="0% 100%" style:font-name="Times New Roman" fo:font-size="12pt" fo:font-weight="normal" officeooo:rsid="02ae4967" officeooo:paragraph-rsid="02b45157" style:font-size-asian="12pt" style:font-weight-asian="normal" style:font-name-complex="Times New Roman1" style:font-size-complex="12pt" style:font-weight-complex="normal"/>
    </style:style>
    <style:style style:name="P109" style:family="paragraph" style:parent-style-name="Standard">
      <style:paragraph-properties fo:text-align="justify" style:justify-single-word="false"/>
      <style:text-properties style:text-position="0% 100%" style:font-name="Times New Roman" fo:font-size="12pt" fo:font-weight="normal" officeooo:rsid="02b7d5cd" officeooo:paragraph-rsid="02b45157" style:font-size-asian="12pt" style:font-weight-asian="normal" style:font-name-complex="Times New Roman1" style:font-size-complex="12pt" style:font-weight-complex="normal"/>
    </style:style>
    <style:style style:name="P110" style:family="paragraph" style:parent-style-name="Standard">
      <style:paragraph-properties fo:text-align="justify" style:justify-single-word="false"/>
      <style:text-properties style:text-position="0% 100%" style:font-name="Times New Roman" fo:font-size="12pt" fo:font-weight="normal" officeooo:rsid="029e88c2" officeooo:paragraph-rsid="029ab293" style:font-size-asian="12pt" style:font-weight-asian="normal" style:font-name-complex="Times New Roman1" style:font-size-complex="12pt" style:font-weight-complex="normal"/>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fd13e" style:font-weight-asian="normal" style:font-weight-complex="normal"/>
    </style:style>
    <style:style style:name="T22" style:family="text">
      <style:text-properties fo:font-weight="normal" officeooo:rsid="012274c3" style:font-weight-asian="normal" style:font-weight-complex="normal"/>
    </style:style>
    <style:style style:name="T23" style:family="text">
      <style:text-properties fo:font-weight="normal" officeooo:rsid="0122f999" style:font-weight-asian="normal" style:font-weight-complex="normal"/>
    </style:style>
    <style:style style:name="T24" style:family="text">
      <style:text-properties fo:font-weight="normal" officeooo:rsid="0124c7ce" style:font-weight-asian="normal" style:font-weight-complex="normal"/>
    </style:style>
    <style:style style:name="T25" style:family="text">
      <style:text-properties fo:font-weight="normal" officeooo:rsid="0126ba6f" style:font-weight-asian="normal" style:font-weight-complex="normal"/>
    </style:style>
    <style:style style:name="T26" style:family="text">
      <style:text-properties fo:font-weight="normal" officeooo:rsid="0126c422" style:font-weight-asian="normal" style:font-weight-complex="normal"/>
    </style:style>
    <style:style style:name="T27" style:family="text">
      <style:text-properties fo:font-weight="normal" officeooo:rsid="012ae6b3" style:font-weight-asian="normal" style:font-weight-complex="normal"/>
    </style:style>
    <style:style style:name="T28" style:family="text">
      <style:text-properties fo:font-weight="normal" officeooo:rsid="012e14fe" style:font-weight-asian="normal" style:font-weight-complex="normal"/>
    </style:style>
    <style:style style:name="T29" style:family="text">
      <style:text-properties fo:font-weight="normal" officeooo:rsid="012fdac9" style:font-weight-asian="normal" style:font-weight-complex="normal"/>
    </style:style>
    <style:style style:name="T30" style:family="text">
      <style:text-properties fo:font-weight="normal" officeooo:rsid="012ff484" style:font-weight-asian="normal" style:font-weight-complex="normal"/>
    </style:style>
    <style:style style:name="T31" style:family="text">
      <style:text-properties fo:font-weight="normal" officeooo:rsid="013685f7" style:font-weight-asian="normal" style:font-weight-complex="normal"/>
    </style:style>
    <style:style style:name="T32" style:family="text">
      <style:text-properties fo:font-weight="normal" officeooo:rsid="014ecdfd" style:font-weight-asian="normal" style:font-weight-complex="normal"/>
    </style:style>
    <style:style style:name="T33" style:family="text">
      <style:text-properties fo:font-weight="normal" officeooo:rsid="014f9e1d" style:font-weight-asian="normal" style:font-weight-complex="normal"/>
    </style:style>
    <style:style style:name="T34" style:family="text">
      <style:text-properties officeooo:rsid="0029daed"/>
    </style:style>
    <style:style style:name="T35" style:family="text">
      <style:text-properties fo:font-size="14pt" style:font-size-asian="14pt" style:font-size-complex="14pt"/>
    </style:style>
    <style:style style:name="T36" style:family="text">
      <style:text-properties fo:font-size="14pt" officeooo:rsid="00275c6c" style:font-size-asian="14pt" style:font-size-complex="14pt"/>
    </style:style>
    <style:style style:name="T37" style:family="text">
      <style:text-properties officeooo:rsid="002e679b"/>
    </style:style>
    <style:style style:name="T38" style:family="text">
      <style:text-properties officeooo:rsid="00339132"/>
    </style:style>
    <style:style style:name="T39" style:family="text">
      <style:text-properties officeooo:rsid="003a9d28"/>
    </style:style>
    <style:style style:name="T40" style:family="text">
      <style:text-properties officeooo:rsid="003bd1db"/>
    </style:style>
    <style:style style:name="T41" style:family="text">
      <style:text-properties officeooo:rsid="003f171b"/>
    </style:style>
    <style:style style:name="T42" style:family="text">
      <style:text-properties officeooo:rsid="003f70e4"/>
    </style:style>
    <style:style style:name="T43" style:family="text">
      <style:text-properties officeooo:rsid="0044131d"/>
    </style:style>
    <style:style style:name="T44" style:family="text">
      <style:text-properties officeooo:rsid="005334f8"/>
    </style:style>
    <style:style style:name="T45" style:family="text">
      <style:text-properties officeooo:rsid="0056ef66"/>
    </style:style>
    <style:style style:name="T46" style:family="text">
      <style:text-properties officeooo:rsid="005a9730"/>
    </style:style>
    <style:style style:name="T47" style:family="text">
      <style:text-properties officeooo:rsid="005bba92"/>
    </style:style>
    <style:style style:name="T48" style:family="text">
      <style:text-properties officeooo:rsid="0060b653"/>
    </style:style>
    <style:style style:name="T49"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61"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62" style:family="text">
      <style:text-properties officeooo:rsid="006aae93"/>
    </style:style>
    <style:style style:name="T63" style:family="text">
      <style:text-properties officeooo:rsid="006c64cd"/>
    </style:style>
    <style:style style:name="T64" style:family="text">
      <style:text-properties officeooo:rsid="0072d3e2"/>
    </style:style>
    <style:style style:name="T65" style:family="text">
      <style:text-properties officeooo:rsid="0079fd1d"/>
    </style:style>
    <style:style style:name="T66" style:family="text">
      <style:text-properties officeooo:rsid="0087b705"/>
    </style:style>
    <style:style style:name="T67" style:family="text">
      <style:text-properties officeooo:rsid="00983a52"/>
    </style:style>
    <style:style style:name="T68" style:family="text">
      <style:text-properties officeooo:rsid="009d0afb"/>
    </style:style>
    <style:style style:name="T69" style:family="text">
      <style:text-properties officeooo:rsid="009da311"/>
    </style:style>
    <style:style style:name="T70" style:family="text">
      <style:text-properties officeooo:rsid="00b9d248"/>
    </style:style>
    <style:style style:name="T71" style:family="text">
      <style:text-properties style:font-size-asian="12pt"/>
    </style:style>
    <style:style style:name="T72" style:family="text">
      <style:text-properties officeooo:rsid="00c54c13" style:font-size-asian="12pt"/>
    </style:style>
    <style:style style:name="T73" style:family="text">
      <style:text-properties officeooo:rsid="00d9feea" style:font-size-asian="12pt"/>
    </style:style>
    <style:style style:name="T74" style:family="text">
      <style:text-properties officeooo:rsid="00df09cd" style:font-size-asian="12pt"/>
    </style:style>
    <style:style style:name="T75" style:family="text">
      <style:text-properties officeooo:rsid="010587f5" style:font-size-asian="12pt"/>
    </style:style>
    <style:style style:name="T76" style:family="text">
      <style:text-properties officeooo:rsid="0106cc8c" style:font-size-asian="12pt"/>
    </style:style>
    <style:style style:name="T77" style:family="text">
      <style:text-properties officeooo:rsid="01138d48" style:font-size-asian="12pt"/>
    </style:style>
    <style:style style:name="T78" style:family="text">
      <style:text-properties officeooo:rsid="0115557a" style:font-size-asian="12pt"/>
    </style:style>
    <style:style style:name="T79" style:family="text">
      <style:text-properties officeooo:rsid="011562d0" style:font-size-asian="12pt"/>
    </style:style>
    <style:style style:name="T80" style:family="text">
      <style:text-properties officeooo:rsid="01164a51" style:font-size-asian="12pt"/>
    </style:style>
    <style:style style:name="T81" style:family="text">
      <style:text-properties officeooo:rsid="01165d01" style:font-size-asian="12pt"/>
    </style:style>
    <style:style style:name="T82" style:family="text">
      <style:text-properties officeooo:rsid="01172246" style:font-size-asian="12pt"/>
    </style:style>
    <style:style style:name="T83" style:family="text">
      <style:text-properties officeooo:rsid="00d859d9"/>
    </style:style>
    <style:style style:name="T84" style:family="text">
      <style:text-properties fo:font-style="italic" style:font-size-asian="12pt" style:font-style-asian="italic" style:font-style-complex="italic"/>
    </style:style>
    <style:style style:name="T85" style:family="text">
      <style:text-properties fo:font-style="italic" officeooo:rsid="00df09cd" style:font-size-asian="12pt" style:font-style-asian="italic" style:font-style-complex="italic"/>
    </style:style>
    <style:style style:name="T86" style:family="text">
      <style:text-properties fo:font-style="italic" officeooo:rsid="00f91dbc" style:font-size-asian="12pt"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officeooo:rsid="0206422d" style:font-style-asian="italic" style:font-style-complex="italic"/>
    </style:style>
    <style:style style:name="T89" style:family="text">
      <style:text-properties fo:font-style="italic" officeooo:rsid="020b8b43" style:font-style-asian="italic" style:font-style-complex="italic"/>
    </style:style>
    <style:style style:name="T90" style:family="text">
      <style:text-properties fo:font-style="italic" officeooo:rsid="0249034e" style:font-style-asian="italic" style:font-style-complex="italic"/>
    </style:style>
    <style:style style:name="T91" style:family="text">
      <style:text-properties officeooo:rsid="00e1eeac"/>
    </style:style>
    <style:style style:name="T92" style:family="text">
      <style:text-properties officeooo:rsid="00f766eb"/>
    </style:style>
    <style:style style:name="T93" style:family="text">
      <style:text-properties fo:font-style="normal" style:font-size-asian="12pt" style:font-style-asian="normal" style:font-style-complex="normal"/>
    </style:style>
    <style:style style:name="T94" style:family="text">
      <style:text-properties fo:font-style="normal" officeooo:rsid="00f91dbc" style:font-size-asian="12pt" style:font-style-asian="normal" style:font-style-complex="normal"/>
    </style:style>
    <style:style style:name="T95" style:family="text">
      <style:text-properties fo:font-style="normal" officeooo:rsid="0249034e" style:font-style-asian="normal" style:font-style-complex="normal"/>
    </style:style>
    <style:style style:name="T96" style:family="text">
      <style:text-properties officeooo:rsid="010c826e"/>
    </style:style>
    <style:style style:name="T97" style:family="text">
      <style:text-properties officeooo:rsid="010d3083"/>
    </style:style>
    <style:style style:name="T98" style:family="text">
      <style:text-properties officeooo:rsid="0119e533"/>
    </style:style>
    <style:style style:name="T99" style:family="text">
      <style:text-properties officeooo:rsid="011fc3e0"/>
    </style:style>
    <style:style style:name="T100" style:family="text">
      <style:text-properties officeooo:rsid="01274de8"/>
    </style:style>
    <style:style style:name="T101" style:family="text">
      <style:text-properties officeooo:rsid="01330f91"/>
    </style:style>
    <style:style style:name="T102" style:family="text">
      <style:text-properties officeooo:rsid="0134c466"/>
    </style:style>
    <style:style style:name="T103" style:family="text">
      <style:text-properties officeooo:rsid="015530a9"/>
    </style:style>
    <style:style style:name="T104" style:family="text">
      <style:text-properties officeooo:rsid="0165c734"/>
    </style:style>
    <style:style style:name="T105" style:family="text">
      <style:text-properties style:text-position="sub 58%" officeooo:rsid="016a2686"/>
    </style:style>
    <style:style style:name="T106" style:family="text">
      <style:text-properties style:text-position="sub 58%" officeooo:rsid="016c076f"/>
    </style:style>
    <style:style style:name="T107" style:family="text">
      <style:text-properties style:text-position="sub 58%" officeooo:rsid="01702af5"/>
    </style:style>
    <style:style style:name="T108" style:family="text">
      <style:text-properties style:text-position="sub 58%" officeooo:rsid="017121ff"/>
    </style:style>
    <style:style style:name="T109" style:family="text">
      <style:text-properties style:text-position="sub 58%" officeooo:rsid="0184e78b"/>
    </style:style>
    <style:style style:name="T110" style:family="text">
      <style:text-properties style:text-position="sub 58%" officeooo:rsid="018aa3a4"/>
    </style:style>
    <style:style style:name="T111" style:family="text">
      <style:text-properties style:text-position="sub 58%" officeooo:rsid="018d7616"/>
    </style:style>
    <style:style style:name="T112" style:family="text">
      <style:text-properties style:text-position="0% 100%"/>
    </style:style>
    <style:style style:name="T113" style:family="text">
      <style:text-properties style:text-position="0% 100%" officeooo:rsid="017c463b"/>
    </style:style>
    <style:style style:name="T114" style:family="text">
      <style:text-properties style:text-position="0% 100%" officeooo:rsid="018aa3a4"/>
    </style:style>
    <style:style style:name="T115" style:family="text">
      <style:text-properties style:text-position="0% 100%" officeooo:rsid="018c3004"/>
    </style:style>
    <style:style style:name="T116" style:family="text">
      <style:text-properties style:text-position="0% 100%" officeooo:rsid="018d7616"/>
    </style:style>
    <style:style style:name="T117" style:family="text">
      <style:text-properties style:text-position="0% 100%" officeooo:rsid="019b4fe2"/>
    </style:style>
    <style:style style:name="T118" style:family="text">
      <style:text-properties style:text-position="0% 100%" officeooo:rsid="019de42d"/>
    </style:style>
    <style:style style:name="T119" style:family="text">
      <style:text-properties style:text-position="0% 100%" officeooo:rsid="0126c422"/>
    </style:style>
    <style:style style:name="T120" style:family="text">
      <style:text-properties style:text-position="0% 100%" officeooo:rsid="01bc758b"/>
    </style:style>
    <style:style style:name="T121" style:family="text">
      <style:text-properties style:text-position="0% 100%" officeooo:rsid="01bdec68"/>
    </style:style>
    <style:style style:name="T122" style:family="text">
      <style:text-properties style:text-position="0% 100%" officeooo:rsid="01bf59ec"/>
    </style:style>
    <style:style style:name="T123" style:family="text">
      <style:text-properties style:text-position="0% 100%" officeooo:rsid="01c06d31"/>
    </style:style>
    <style:style style:name="T124" style:family="text">
      <style:text-properties style:text-position="0% 100%" officeooo:rsid="01c20ad5"/>
    </style:style>
    <style:style style:name="T125" style:family="text">
      <style:text-properties style:text-position="0% 100%" officeooo:rsid="01c2e8e1"/>
    </style:style>
    <style:style style:name="T126" style:family="text">
      <style:text-properties style:text-position="0% 100%" officeooo:rsid="01c6f1dd"/>
    </style:style>
    <style:style style:name="T127" style:family="text">
      <style:text-properties style:text-position="0% 100%" officeooo:rsid="01ca428b"/>
    </style:style>
    <style:style style:name="T128" style:family="text">
      <style:text-properties style:text-position="0% 100%" officeooo:rsid="01cbad27"/>
    </style:style>
    <style:style style:name="T129" style:family="text">
      <style:text-properties style:text-position="0% 100%" officeooo:rsid="01cc2828"/>
    </style:style>
    <style:style style:name="T130" style:family="text">
      <style:text-properties style:text-position="0% 100%" officeooo:rsid="01cc44b3"/>
    </style:style>
    <style:style style:name="T131" style:family="text">
      <style:text-properties style:text-position="0% 100%" officeooo:rsid="01cd7def"/>
    </style:style>
    <style:style style:name="T132" style:family="text">
      <style:text-properties style:text-position="0% 100%" officeooo:rsid="01d3562a"/>
    </style:style>
    <style:style style:name="T133" style:family="text">
      <style:text-properties style:text-position="0% 100%" officeooo:rsid="01d45d9a"/>
    </style:style>
    <style:style style:name="T134" style:family="text">
      <style:text-properties style:text-position="0% 100%" officeooo:rsid="01d53d8c"/>
    </style:style>
    <style:style style:name="T135" style:family="text">
      <style:text-properties style:text-position="0% 100%" officeooo:rsid="01d5edbd"/>
    </style:style>
    <style:style style:name="T136" style:family="text">
      <style:text-properties style:text-position="0% 100%" officeooo:rsid="01d70ce5"/>
    </style:style>
    <style:style style:name="T137" style:family="text">
      <style:text-properties style:text-position="0% 100%" officeooo:rsid="01d8b062"/>
    </style:style>
    <style:style style:name="T138" style:family="text">
      <style:text-properties style:text-position="0% 100%" officeooo:rsid="01da11a0"/>
    </style:style>
    <style:style style:name="T139" style:family="text">
      <style:text-properties style:text-position="0% 100%" fo:font-size="10pt" officeooo:rsid="01da11a0" style:font-size-asian="10pt" style:font-size-complex="10pt"/>
    </style:style>
    <style:style style:name="T140" style:family="text">
      <style:text-properties style:text-position="0% 100%" fo:font-size="10pt" officeooo:rsid="01dc0207" style:font-size-asian="10pt" style:font-size-complex="10pt"/>
    </style:style>
    <style:style style:name="T141" style:family="text">
      <style:text-properties style:text-position="0% 100%" officeooo:rsid="01dba5c5"/>
    </style:style>
    <style:style style:name="T142" style:family="text">
      <style:text-properties style:text-position="0% 100%" officeooo:rsid="01dc0207"/>
    </style:style>
    <style:style style:name="T143" style:family="text">
      <style:text-properties style:text-position="0% 100%" officeooo:rsid="01dd4725"/>
    </style:style>
    <style:style style:name="T144" style:family="text">
      <style:text-properties style:text-position="0% 100%" officeooo:rsid="01e0b2f2"/>
    </style:style>
    <style:style style:name="T145" style:family="text">
      <style:text-properties style:text-position="0% 100%" officeooo:rsid="01e2334b"/>
    </style:style>
    <style:style style:name="T146" style:family="text">
      <style:text-properties style:text-position="0% 100%" officeooo:rsid="0254b474"/>
    </style:style>
    <style:style style:name="T147" style:family="text">
      <style:text-properties style:text-position="0% 100%" officeooo:rsid="02563936"/>
    </style:style>
    <style:style style:name="T148" style:family="text">
      <style:text-properties style:text-position="0% 100%" officeooo:rsid="02565078"/>
    </style:style>
    <style:style style:name="T149" style:family="text">
      <style:text-properties style:text-position="0% 100%" officeooo:rsid="0258278e"/>
    </style:style>
    <style:style style:name="T150" style:family="text">
      <style:text-properties style:text-position="0% 100%" officeooo:rsid="0258b48f"/>
    </style:style>
    <style:style style:name="T151" style:family="text">
      <style:text-properties style:text-position="0% 100%" officeooo:rsid="02628bf6"/>
    </style:style>
    <style:style style:name="T152" style:family="text">
      <style:text-properties style:text-position="0% 100%" officeooo:rsid="0262cf67"/>
    </style:style>
    <style:style style:name="T153" style:family="text">
      <style:text-properties style:text-position="0% 100%" officeooo:rsid="0267fe65"/>
    </style:style>
    <style:style style:name="T154" style:family="text">
      <style:text-properties style:text-position="0% 100%" officeooo:rsid="026922c0"/>
    </style:style>
    <style:style style:name="T155" style:family="text">
      <style:text-properties style:text-position="0% 100%" officeooo:rsid="026a431e"/>
    </style:style>
    <style:style style:name="T156" style:family="text">
      <style:text-properties style:text-position="0% 100%" officeooo:rsid="026b61a5"/>
    </style:style>
    <style:style style:name="T157" style:family="text">
      <style:text-properties style:text-position="0% 100%" officeooo:rsid="026c1567"/>
    </style:style>
    <style:style style:name="T158" style:family="text">
      <style:text-properties style:text-position="0% 100%" officeooo:rsid="026e7c5d"/>
    </style:style>
    <style:style style:name="T159" style:family="text">
      <style:text-properties style:text-position="0% 100%" officeooo:rsid="02730b19"/>
    </style:style>
    <style:style style:name="T160" style:family="text">
      <style:text-properties style:text-position="0% 100%" officeooo:rsid="0274d041"/>
    </style:style>
    <style:style style:name="T161" style:family="text">
      <style:text-properties style:text-position="0% 100%" officeooo:rsid="0276909a"/>
    </style:style>
    <style:style style:name="T162" style:family="text">
      <style:text-properties style:text-position="0% 100%" officeooo:rsid="0277a028"/>
    </style:style>
    <style:style style:name="T163" style:family="text">
      <style:text-properties style:text-position="0% 100%" officeooo:rsid="027f9af5"/>
    </style:style>
    <style:style style:name="T164" style:family="text">
      <style:text-properties style:text-position="0% 100%" officeooo:rsid="0281093f"/>
    </style:style>
    <style:style style:name="T165" style:family="text">
      <style:text-properties style:text-position="0% 100%" officeooo:rsid="02819d8b"/>
    </style:style>
    <style:style style:name="T166" style:family="text">
      <style:text-properties style:text-position="0% 100%" officeooo:rsid="02838eeb"/>
    </style:style>
    <style:style style:name="T167" style:family="text">
      <style:text-properties style:text-position="0% 100%" officeooo:rsid="02849e55"/>
    </style:style>
    <style:style style:name="T168" style:family="text">
      <style:text-properties style:text-position="0% 100%" officeooo:rsid="02868a08"/>
    </style:style>
    <style:style style:name="T169" style:family="text">
      <style:text-properties style:text-position="0% 100%" officeooo:rsid="0288f22e"/>
    </style:style>
    <style:style style:name="T170" style:family="text">
      <style:text-properties style:text-position="0% 100%" officeooo:rsid="028a163e"/>
    </style:style>
    <style:style style:name="T171" style:family="text">
      <style:text-properties style:text-position="0% 100%" officeooo:rsid="028d307b"/>
    </style:style>
    <style:style style:name="T172" style:family="text">
      <style:text-properties style:text-position="0% 100%" officeooo:rsid="028ea6a2"/>
    </style:style>
    <style:style style:name="T173" style:family="text">
      <style:text-properties style:text-position="0% 100%" officeooo:rsid="028ebfac"/>
    </style:style>
    <style:style style:name="T174" style:family="text">
      <style:text-properties style:text-position="0% 100%" officeooo:rsid="0295f405"/>
    </style:style>
    <style:style style:name="T175" style:family="text">
      <style:text-properties style:text-position="0% 100%" officeooo:rsid="0297dd9b"/>
    </style:style>
    <style:style style:name="T176" style:family="text">
      <style:text-properties style:text-position="0% 100%" officeooo:rsid="029c9790"/>
    </style:style>
    <style:style style:name="T177" style:family="text">
      <style:text-properties style:text-position="0% 100%" officeooo:rsid="02a23816"/>
    </style:style>
    <style:style style:name="T178" style:family="text">
      <style:text-properties style:text-position="0% 100%" officeooo:rsid="02a36071"/>
    </style:style>
    <style:style style:name="T179" style:family="text">
      <style:text-properties style:text-position="0% 100%" officeooo:rsid="02a48519"/>
    </style:style>
    <style:style style:name="T180" style:family="text">
      <style:text-properties style:text-position="0% 100%" officeooo:rsid="02a5f9b8"/>
    </style:style>
    <style:style style:name="T181" style:family="text">
      <style:text-properties style:text-position="0% 100%" officeooo:rsid="02a79691"/>
    </style:style>
    <style:style style:name="T182" style:family="text">
      <style:text-properties style:text-position="0% 100%" officeooo:rsid="02a92503"/>
    </style:style>
    <style:style style:name="T183" style:family="text">
      <style:text-properties style:text-position="0% 100%" officeooo:rsid="02aaba45"/>
    </style:style>
    <style:style style:name="T184" style:family="text">
      <style:text-properties style:text-position="0% 100%" officeooo:rsid="02ae4967"/>
    </style:style>
    <style:style style:name="T185" style:family="text">
      <style:text-properties style:text-position="0% 100%" officeooo:rsid="02ae90b0"/>
    </style:style>
    <style:style style:name="T186" style:family="text">
      <style:text-properties style:text-position="0% 100%" officeooo:rsid="02b030d2"/>
    </style:style>
    <style:style style:name="T187" style:family="text">
      <style:text-properties style:text-position="0% 100%" officeooo:rsid="02b13782"/>
    </style:style>
    <style:style style:name="T188" style:family="text">
      <style:text-properties style:text-position="0% 100%" officeooo:rsid="02b27e94"/>
    </style:style>
    <style:style style:name="T189" style:family="text">
      <style:text-properties style:text-position="0% 100%" officeooo:rsid="02b36d6c"/>
    </style:style>
    <style:style style:name="T190" style:family="text">
      <style:text-properties style:text-position="0% 100%" officeooo:rsid="02b3e347"/>
    </style:style>
    <style:style style:name="T191" style:family="text">
      <style:text-properties style:text-position="0% 100%" officeooo:rsid="02b43e8e"/>
    </style:style>
    <style:style style:name="T192" style:family="text">
      <style:text-properties style:text-position="0% 100%" officeooo:rsid="02b7d5cd"/>
    </style:style>
    <style:style style:name="T193" style:family="text">
      <style:text-properties style:text-position="0% 100%" officeooo:rsid="02bc6acb"/>
    </style:style>
    <style:style style:name="T194" style:family="text">
      <style:text-properties style:text-position="0% 100%" officeooo:rsid="02bdb91d"/>
    </style:style>
    <style:style style:name="T195" style:family="text">
      <style:text-properties style:text-position="0% 100%" officeooo:rsid="02be89fc"/>
    </style:style>
    <style:style style:name="T196" style:family="text">
      <style:text-properties style:text-position="0% 100%" officeooo:rsid="02c0637f"/>
    </style:style>
    <style:style style:name="T197" style:family="text">
      <style:text-properties style:text-position="0% 100%" officeooo:rsid="02c212d2"/>
    </style:style>
    <style:style style:name="T198" style:family="text">
      <style:text-properties style:text-position="0% 100%" officeooo:rsid="02c394f6"/>
    </style:style>
    <style:style style:name="T199" style:family="text">
      <style:text-properties style:text-position="0% 100%" officeooo:rsid="02c3c9eb"/>
    </style:style>
    <style:style style:name="T200" style:family="text">
      <style:text-properties style:text-position="0% 100%" officeooo:rsid="02c5af57"/>
    </style:style>
    <style:style style:name="T201" style:family="text">
      <style:text-properties style:text-position="0% 100%" officeooo:rsid="02c8bd2a"/>
    </style:style>
    <style:style style:name="T202" style:family="text">
      <style:text-properties style:text-position="0% 100%" officeooo:rsid="02c9f430"/>
    </style:style>
    <style:style style:name="T203" style:family="text">
      <style:text-properties officeooo:rsid="019028c2"/>
    </style:style>
    <style:style style:name="T204" style:family="text">
      <style:text-properties officeooo:rsid="01ab0cb4"/>
    </style:style>
    <style:style style:name="T205" style:family="text">
      <style:text-properties officeooo:rsid="01ae4035"/>
    </style:style>
    <style:style style:name="T206" style:family="text">
      <style:text-properties style:text-position="super 58%" officeooo:rsid="01dd4725"/>
    </style:style>
    <style:style style:name="T207" style:family="text">
      <style:text-properties style:text-position="super 58%" officeooo:rsid="01e0b2f2"/>
    </style:style>
    <style:style style:name="T208" style:family="text">
      <style:text-properties style:text-position="super 58%" officeooo:rsid="02563936"/>
    </style:style>
    <style:style style:name="T209" style:family="text">
      <style:text-properties officeooo:rsid="0202c500"/>
    </style:style>
    <style:style style:name="T210" style:family="text">
      <style:text-properties officeooo:rsid="0206422d"/>
    </style:style>
    <style:style style:name="T211" style:family="text">
      <style:text-properties officeooo:rsid="020b8b43"/>
    </style:style>
    <style:style style:name="T212" style:family="text">
      <style:text-properties officeooo:rsid="024d570a"/>
    </style:style>
    <style:style style:name="T213" style:family="text">
      <style:text-properties officeooo:rsid="024e10df"/>
    </style:style>
    <style:style style:name="T214" style:family="text">
      <style:text-properties officeooo:rsid="024f38f7"/>
    </style:style>
    <style:style style:name="T215" style:family="text">
      <style:text-properties officeooo:rsid="02563936"/>
    </style:style>
    <style:style style:name="T216" style:family="text">
      <style:text-properties officeooo:rsid="025c9c9f"/>
    </style:style>
    <style:style style:name="T217" style:family="text">
      <style:text-properties officeooo:rsid="0278a150"/>
    </style:style>
    <style:style style:name="T218" style:family="text">
      <style:text-properties officeooo:rsid="027aa0fa"/>
    </style:style>
    <style:style style:name="T219" style:family="text">
      <style:text-properties officeooo:rsid="028bbd01"/>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62"><text:span text:style-name="T35">Abstract:</text:span> </text:p>
      <text:p text:style-name="P62"><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61"><text:span text:style-name="T36">1. </text:span><text:span text:style-name="T35">Introduction:</text:span></text:p>
      <text:p text:style-name="P61"><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90"><text:span text:style-name="T34">2. Phases of building Recommendation System</text:span>:</text:p>
      <text:p text:style-name="P90"/>
      <text:p text:style-name="P63">2.1 Data Collection Phase:</text:p>
      <text:p text:style-name="P11">In this phase, the main focus is on collecting data from different users who are consumers of the business. <text:span text:style-name="T37">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11"/>
      <text:p text:style-name="P64">2.1.<text:span text:style-name="T38">1</text:span> <text:span text:style-name="T38">Explicit Feedback</text:span>:</text:p>
      <text:p text:style-name="P13">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12"/>
      <text:p text:style-name="P65">2.1.<text:span text:style-name="T41">2</text:span> <text:span text:style-name="T39">Implicit Feedback</text:span>:</text:p>
      <text:p text:style-name="P12">This feedback system a<text:span text:style-name="T40">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12"><text:soft-page-break/></text:p>
      <text:p text:style-name="P66">2.1.<text:span text:style-name="T41">2</text:span> <text:span text:style-name="T42">Hybrid Feedback</text:span>:</text:p>
      <text:p text:style-name="P14">Hybrid feedback system combines the strength of both explicit and implicit feedback systems to increase performance. <text:span text:style-name="T43">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14"/>
      <text:p text:style-name="P67">2.<text:span text:style-name="T44">2 Training Phase</text:span>:</text:p>
      <text:p text:style-name="P15">In training phase the data collected is used to extract features either of users or items and they are used <text:span text:style-name="T45">as building blocks for the algorithms. Features are extracted as per the needs of a particular algorithm. Various types of recommendation filtering methods are used to create the models.</text:span></text:p>
      <text:p text:style-name="P15"/>
      <text:p text:style-name="P68">2.<text:span text:style-name="T46">3 Prediction Phase</text:span>:</text:p>
      <text:p text:style-name="P16"><text:span text:style-name="T64">In this phase,</text:span> predict<text:span text:style-name="T64">ion of</text:span> the rating or preference <text:span text:style-name="T64">which</text:span> a user is expected to give to an item <text:span text:style-name="T64">is done</text:span>. This prediction is made using the <text:span text:style-name="T46">features created in training phase and building algorithm over it.</text:span></text:p>
      <text:p text:style-name="P16"/>
      <text:p text:style-name="P91"><text:span text:style-name="T46">3 Recommendation Filtering Methods</text:span>:</text:p>
      <text:p text:style-name="P17">It is use <text:span text:style-name="T46">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7"/>
      <text:p text:style-name="P69"><text:span text:style-name="T47">3.1 Content-Based Filtering</text:span>:</text:p>
      <text:p text:style-name="P92"><text:span text:style-name="T49">It is </text:span><text:span text:style-name="T50">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51">text </text:span><text:span text:style-name="T50">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48">(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92"/>
      <text:p text:style-name="P70"><text:span text:style-name="T47">3.2 Collaborative Filtering</text:span>:</text:p>
      <text:p text:style-name="P93"><text:span text:style-name="T52">Collaborative filtering is independent of literature of item/user domain or profile. It is a better technique for data where metadata is either inadequate or cannot be easily obtained </text:span><text:span text:style-name="T53">like </text:span><text:span text:style-name="T54">in the cases of</text:span><text:span text:style-name="T53"> movies, music, pictures etc. </text:span><text:span text:style-name="T55">So, here the implicit feedback and explicit feedback play most important role in making recommendations. </text:span><text:span text:style-name="T53">Here the ratings given by users play an important role in creation of the models. </text:span><text:span text:style-name="T56">It also has a few disadvantages like sparsity problem and cold start problem. </text:span><text:span text:style-name="T57">Sparsity occurs when very few explicit feedback ratings are available for making recommendation model. Cold Start Problem occurs when a new user </text:span><text:span text:style-name="T58">or item </text:span><text:span text:style-name="T57">is added to the list </text:span><text:span text:style-name="T58">for which ratings are not present</text:span><text:span text:style-name="T57">. </text:span><text:span text:style-name="T59">This makes it difficult to create similarity matrices.</text:span><text:span text:style-name="T57"> </text:span><text:span text:style-name="T53">This technique can be further classified into two categories:</text:span></text:p>
      <text:p text:style-name="P18"/>
      <text:p text:style-name="P71"><text:span text:style-name="T63">3</text:span>.<text:span text:style-name="T63">2</text:span>.<text:span text:style-name="T63">1</text:span> <text:span text:style-name="T63">Model-Based Techniques:</text:span></text:p>
      <text:p text:style-name="P23">Model-based <text:span text:style-name="T65">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9"/>
      <text:p text:style-name="P71"><text:soft-page-break/><text:span text:style-name="T63">3</text:span>.<text:span text:style-name="T63">2</text:span>.<text:span text:style-name="T41">2</text:span> <text:span text:style-name="T62">Memory-Based Techniques:</text:span></text:p>
      <text:p text:style-name="P22"><text:span text:style-name="T66">Memory based techniques work on the principle of finding most similar users or items to a user or item and then fetching their ratings for predicting the rating given by the user or given to the item. </text:span>The features here <text:span text:style-name="T66">are</text:span> extracted in the form of either item-item similarity matrix or user-user similarity matrix. <text:span text:style-name="T66">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20"/>
      <text:p text:style-name="P72"><text:span text:style-name="T63">3</text:span>.<text:span text:style-name="T63">2</text:span>.<text:span text:style-name="T41">2.1</text:span> <text:span text:style-name="T67">Cosine Similarity Measure:</text:span></text:p>
      <text:p text:style-name="P24">Cosine <text:span text:style-name="T91">S</text:span>imilarity <text:span text:style-name="T91">(CS)</text:span> is the measure of similarity between two <text:span text:style-name="T69">n-dimensional </text:span>vectors in a space. <text:span text:style-name="T68">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24"/>
      <text:p text:style-name="P24"><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21"/>
      <text:p text:style-name="P73"><text:span text:style-name="T63">3</text:span>.<text:span text:style-name="T63">2</text:span>.<text:span text:style-name="T41">2.2</text:span> <text:span text:style-name="T70">Pearson Correlation Coefficient Measure:</text:span></text:p>
      <text:p text:style-name="P95"><text:span text:style-name="T60">Pearson Correlation Coefficient or bivariate correlation is the measure of linear correlation between two vectors.Its range is [-1,1], where -1 is negative linear correlation, +1 is the positive linear correlation and 0 is the no linear correlation. </text:span><text:span text:style-name="T61">It is represented using multiple ways:</text:span></text:p>
      <text:p text:style-name="P26"/>
      <text:p text:style-name="P94"><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74"><text:span text:style-name="T63">3</text:span>.<text:span text:style-name="T63">2</text:span>.<text:span text:style-name="T41">2.3</text:span> <text:span text:style-name="T83">Improved Cosine Similarity Measure:</text:span></text:p>
      <text:p text:style-name="P6"><text:span text:style-name="T72">I</text:span><text:span text:style-name="T71">mproved Cosine Similarity (ICS) Measure is specifically adjusted as per the requirements of recommender system which is based on the principle “If A is most similar to B, this does not imply that B is also most similar to A”. </text:span><text:span text:style-name="T73">So, if similarity of A is to be found with respect to B, then B’s only those values will be taken into consideration for which values of A are not null or zero. </text:span><text:span text:style-name="T74">Improved Cosine Similarity of </text:span><text:span text:style-name="T85">u</text:span><text:span text:style-name="T74"> with respect to </text:span><text:span text:style-name="T85">v</text:span><text:span text:style-name="T74"> is:</text:span></text:p>
      <text:p text:style-name="P25"/>
      <text:p text:style-name="P25"><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25"/>
      <text:p text:style-name="P25"/>
      <text:p text:style-name="P25"/>
      <text:p text:style-name="P25"/>
      <text:p text:style-name="P25"/>
      <text:p text:style-name="P25"><text:soft-page-break/></text:p>
      <text:p text:style-name="P75"><text:span text:style-name="T92">4</text:span> <text:span text:style-name="T100">Demonstration of Implementation Similarity Metrics:</text:span></text:p>
      <text:p text:style-name="P8"><text:span text:style-name="T75">Cosine </text:span><text:span text:style-name="T76">Similarity Metric </text:span><text:span text:style-name="T75">and Improved Cosine Similarity Metric have been implemented below for better understanding:</text:span></text:p>
      <text:p text:style-name="P27"/>
      <text:p text:style-name="P7"><text:span text:style-name="T74">L</text:span><text:span text:style-name="T71">et </text:span><text:span text:style-name="T84">u </text:span><text:span text:style-name="T93">be &lt;3,4,5,null,5,5,null,2,null,null,null,null&gt; </text:span><text:span text:style-name="T94">and </text:span><text:span text:style-name="T86">v </text:span><text:span text:style-name="T94">be &lt;4,4,4,5,5,null,1,null,2,null,1,null&gt;.</text:span></text:p>
      <text:p text:style-name="P88"/>
      <text:p text:style-name="P9"><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89"/>
      <text:p text:style-name="P25"/>
      <text:p text:style-name="P25"/>
      <text:p text:style-name="P25"><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25"/>
      <text:p text:style-name="P25"/>
      <text:p text:style-name="P25"/>
      <text:p text:style-name="P76"><text:span text:style-name="T97">5</text:span> <text:span text:style-name="T96">Inspiration behind the Improved Cosine Similarity Metric:</text:span></text:p>
      <text:p text:style-name="P10"><text:span text:style-name="T75">I</text:span><text:span text:style-name="T71">mproved Cosine Similarity </text:span><text:span text:style-name="T77">is inspired by the logic that to find similarity of </text:span><text:span text:style-name="T78">vector </text:span><text:span text:style-name="T77">A with re</text:span><text:span text:style-name="T78">s</text:span><text:span text:style-name="T77">pect to </text:span><text:span text:style-name="T78">vector </text:span><text:span text:style-name="T77">B, </text:span><text:span text:style-name="T78">only those values of B play important role for which values of vector A are not null because null values of A are needed to be found later using prediction. </text:span><text:span text:style-name="T79">So, if we use the values of B corresponding to null values of A, then they </text:span><text:span text:style-name="T80">also contribute for those null values which </text:span><text:span text:style-name="T81">if had been present, would also have affected the similarity between vectors A and B. </text:span><text:span text:style-name="T82">This means similarity of A with respect to B is not same as similarity of B with respect to B.</text:span></text:p>
      <text:p text:style-name="P28"/>
      <text:p text:style-name="P78"><text:span text:style-name="T99">6</text:span> <text:span text:style-name="T98">Predicting Ratings Using Ratings of Most Similar Users:</text:span></text:p>
      <text:p text:style-name="P77"><text:span text:style-name="T21">There are various methods to compute null ratings using ratings of top n most similar users. </text:span><text:span text:style-name="T23">Mostly used</text:span><text:span text:style-name="T22"> </text:span><text:span text:style-name="T23">methods</text:span><text:span text:style-name="T22"> are </text:span><text:span text:style-name="T27">average</text:span><text:span text:style-name="T23"> and weighted </text:span><text:span text:style-name="T27">average</text:span><text:span text:style-name="T23">. </text:span><text:span text:style-name="T28">Rating </text:span><text:span text:style-name="T24">of an item by a user <text:s/></text:span><text:span text:style-name="T29">is</text:span><text:span text:style-name="T28"> either </text:span><text:span text:style-name="T24">predicted </text:span><text:span text:style-name="T29">by <text:s/>computing</text:span><text:span text:style-name="T25"> the </text:span><text:span text:style-name="T29">average</text:span><text:span text:style-name="T25"> of ratings of that item by most similar users </text:span><text:span text:style-name="T30">or by computing the</text:span><text:span text:style-name="T26"> weighted </text:span><text:span text:style-name="T30">average of the same</text:span><text:span text:style-name="T26">, </text:span><text:span text:style-name="T30">where weights are the</text:span><text:span text:style-name="T26"> similarity values </text:span><text:span text:style-name="T30">of</text:span><text:span text:style-name="T26"> top n most similar users.</text:span></text:p>
      <text:p text:style-name="P30"/>
      <text:p text:style-name="P79"><text:span text:style-name="T101">7</text:span> <text:span text:style-name="T102">Demonstration of Improved Cosine Similarity Metric and Ratings Prediction:</text:span></text:p>
      <text:p text:style-name="P79"><text:span text:style-name="T21">The</text:span><text:span text:style-name="T23"> </text:span><text:span text:style-name="T31">table</text:span><text:span text:style-name="T32">s</text:span><text:span text:style-name="T31"> below represent the user-item ratings table </text:span><text:span text:style-name="T32">and corresponding </text:span><text:span text:style-name="T33">user-user </text:span><text:span text:style-name="T32">similarity matrix computed using improved cosine similarity metric.</text:span></text:p>
      <text:p text:style-name="P35"/>
      <text:p text:style-name="P35"><draw:frame draw:style-name="fr4" draw:name="Object9" text:anchor-type="paragraph" svg:x="1.416cm" svg:y="0.316cm" svg:width="13.208cm" svg:height="8.364cm" draw:z-index="8"><draw:object xlink:href="./Object 9" xlink:type="simple" xlink:show="embed" xlink:actuate="onLoad"/><draw:image xlink:href="./ObjectReplacements/Object 9" xlink:type="simple" xlink:show="embed" xlink:actuate="onLoad"/></draw:frame></text:p>
      <text:p text:style-name="P35"/>
      <text:p text:style-name="P35"/>
      <text:p text:style-name="P35"/>
      <text:p text:style-name="P35"/>
      <text:p text:style-name="P31"/>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Object7" text:anchor-type="paragraph" svg:x="1.431cm" svg:y="-0.049cm" svg:width="12.176cm" svg:height="5.81cm" draw:z-index="7"><draw:object xlink:href="./Object 7" xlink:type="simple" xlink:show="embed" xlink:actuate="onLoad"/><draw:image xlink:href="./ObjectReplacements/Object 7"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3"/>
      <text:p text:style-name="P34">In the similarity matrix , 1 represents most similar users while 0 represents completely different users. </text:p>
      <text:p text:style-name="P34"/>
      <text:p text:style-name="P34"><text:span text:style-name="T103">Now, consider the U</text:span><text:span text:style-name="T105">2</text:span><text:span text:style-name="T103"> to be under observation. U</text:span><text:span text:style-name="T106">2</text:span><text:span text:style-name="T103"> <text:s/>is most similar to U</text:span><text:span text:style-name="T106">3</text:span><text:span text:style-name="T103"> and U</text:span><text:span text:style-name="T107">1</text:span><text:span text:style-name="T106"> </text:span><text:span text:style-name="T103">with similarity values of 0.899 and 0.838 respectively. So, the following subset of user-item ratings table is taken into consideration.</text:span></text:p>
      <text:p text:style-name="P32"><draw:frame draw:style-name="fr4" draw:name="Object10" text:anchor-type="paragraph" svg:x="3.644cm" svg:y="0.349cm" svg:width="9.423cm" svg:height="1.806cm" draw:z-index="9"><draw:object xlink:href="./Object 10" xlink:type="simple" xlink:show="embed" xlink:actuate="onLoad"/><draw:image xlink:href="./ObjectReplacements/Object 10" xlink:type="simple" xlink:show="embed" xlink:actuate="onLoad"/></draw:frame></text:p>
      <text:p text:style-name="P32"/>
      <text:p text:style-name="P32"/>
      <text:p text:style-name="P32"/>
      <text:p text:style-name="P32"/>
      <text:p text:style-name="P36">Using average method and weighted average method, we compute the ratings <text:span text:style-name="T104">for items I</text:span><text:span text:style-name="T108">6</text:span><text:span text:style-name="T104">,I</text:span><text:span text:style-name="T108">8</text:span><text:span text:style-name="T104"> and I</text:span><text:span text:style-name="T108">12</text:span><text:span text:style-name="T104">. </text:span></text:p>
      <text:p text:style-name="P36"/>
      <text:p text:style-name="P37">Predicted ratings using average method:</text:p>
      <text:p text:style-name="P37"><draw:frame draw:style-name="fr1" draw:name="Object12" text:anchor-type="char" svg:x="5.516cm" svg:y="0.12cm" svg:width="2.76cm" svg:height="0.998cm" draw:z-index="11"><draw:object xlink:href="./Object 12" xlink:type="simple" xlink:show="embed" xlink:actuate="onLoad"/><draw:image xlink:href="./ObjectReplacements/Object 12" xlink:type="simple" xlink:show="embed" xlink:actuate="onLoad"/></draw:frame><draw:frame draw:style-name="fr1" draw:name="Object11" text:anchor-type="char" svg:x="2.937cm" svg:y="0.198cm" svg:width="1.94cm" svg:height="0.998cm" draw:z-index="10"><draw:object xlink:href="./Object 11" xlink:type="simple" xlink:show="embed" xlink:actuate="onLoad"/><draw:image xlink:href="./ObjectReplacements/Object 11" xlink:type="simple" xlink:show="embed" xlink:actuate="onLoad"/></draw:frame><draw:frame draw:style-name="fr1" draw:name="Object13" text:anchor-type="char" svg:x="8.691cm" svg:y="0.145cm" svg:width="2.053cm" svg:height="0.998cm" draw:z-index="12"><draw:object xlink:href="./Object 13" xlink:type="simple" xlink:show="embed" xlink:actuate="onLoad"/><draw:image xlink:href="./ObjectReplacements/Object 13" xlink:type="simple" xlink:show="embed" xlink:actuate="onLoad"/></draw:frame></text:p>
      <text:p text:style-name="P37"/>
      <text:p text:style-name="P96"/>
      <text:p text:style-name="P96"/>
      <text:p text:style-name="P38">Predicted ratings using <text:span text:style-name="T203">weighted-</text:span>average method:</text:p>
      <text:p text:style-name="P38"><draw:frame draw:style-name="fr1" draw:name="Object14" text:anchor-type="char" svg:x="1.787cm" svg:y="0.217cm" svg:width="3.179cm" svg:height="0.998cm" draw:z-index="13"><draw:object xlink:href="./Object 14" xlink:type="simple" xlink:show="embed" xlink:actuate="onLoad"/><draw:image xlink:href="./ObjectReplacements/Object 14" xlink:type="simple" xlink:show="embed" xlink:actuate="onLoad"/><svg:desc>formula</svg:desc></draw:frame><draw:frame draw:style-name="fr1" draw:name="Object15" text:anchor-type="char" svg:x="5.348cm" svg:y="0.217cm" svg:width="5.442cm" svg:height="0.998cm" draw:z-index="14"><draw:object xlink:href="./Object 15" xlink:type="simple" xlink:show="embed" xlink:actuate="onLoad"/><draw:image xlink:href="./ObjectReplacements/Object 15" xlink:type="simple" xlink:show="embed" xlink:actuate="onLoad"/><svg:desc>formula</svg:desc></draw:frame><draw:frame draw:style-name="fr1" draw:name="Object16" text:anchor-type="char" svg:x="10.977cm" svg:y="0.191cm" svg:width="3.291cm" svg:height="0.998cm" draw:z-index="15"><draw:object xlink:href="./Object 16" xlink:type="simple" xlink:show="embed" xlink:actuate="onLoad"/><draw:image xlink:href="./ObjectReplacements/Object 16" xlink:type="simple" xlink:show="embed" xlink:actuate="onLoad"/><svg:desc>formula</svg:desc></draw:frame></text:p>
      <text:p text:style-name="P38"/>
      <text:p text:style-name="P97"/>
      <text:p text:style-name="P97"/>
      <text:p text:style-name="P39"><text:span text:style-name="T113">w</text:span><text:span text:style-name="T116">here r</text:span><text:span text:style-name="T109">2,6</text:span><text:span text:style-name="T116">, r</text:span><text:span text:style-name="T109">2,8</text:span><text:span text:style-name="T116"> and r</text:span><text:span text:style-name="T109">2,12</text:span><text:span text:style-name="T116"> are the ratings of items I</text:span><text:span text:style-name="T111">6</text:span><text:span text:style-name="T116">, I</text:span><text:span text:style-name="T111">8 </text:span><text:span text:style-name="T116">and I</text:span><text:span text:style-name="T111">12 </text:span><text:span text:style-name="T116"><text:s/>for user U</text:span><text:span text:style-name="T111">2</text:span><text:span text:style-name="T116"> respectively . </text:span><text:span text:style-name="T114">Here in r</text:span><text:span text:style-name="T110">2,6 </text:span><text:span text:style-name="T114">and r</text:span><text:span text:style-name="T110">2,12 </text:span><text:span text:style-name="T114">, </text:span><text:span text:style-name="T115">t</text:span><text:span text:style-name="T114">he denominator is kept 1 </text:span><text:span text:style-name="T117">in case of average method</text:span><text:span text:style-name="T114"> as for U</text:span><text:span text:style-name="T110">3 </text:span><text:span text:style-name="T114">and U</text:span><text:span text:style-name="T110">1 </text:span><text:span text:style-name="T114">respectively </text:span><text:span text:style-name="T116">the ratings are null </text:span><text:span text:style-name="T117">while in case of weighted-average method, it is just ke</text:span><text:span text:style-name="T118">pt the similarity of value for the user whose rating is not null.</text:span></text:p>
      <text:p text:style-name="P99"/>
      <text:p text:style-name="P80"><text:span text:style-name="T204">8</text:span> <text:span text:style-name="T205">Analysis of the similarity metrics using using MovieLens dataset:</text:span></text:p>
      <text:p text:style-name="P80"/>
      <text:p text:style-name="P86">8.1 Dataset</text:p>
      <text:p text:style-name="P40"><text:span text:style-name="T119">MovieLens dat</text:span><text:span text:style-name="T120">as</text:span><text:span text:style-name="T119">et </text:span><text:span text:style-name="T121">is provided</text:span><text:span text:style-name="T119"> by the GroupLens Research Project at University of Minnesota. </text:span><text:span text:style-name="T122">The dataset is available </text:span><text:span text:style-name="T123">in multiple sizes. </text:span><text:span text:style-name="T124">MovieLens 20M consists of 20 million ratings with 465,000 tags applied on 27,000 movies rated by 138,000 users while </text:span><text:span text:style-name="T125">MovieLens Small consists of 100,000 ratings with 3,600 tags applied on 9,000 movies </text:span><text:span text:style-name="T126">rated </text:span><text:span text:style-name="T125">by 600 users. </text:span><text:span text:style-name="T136">MovieLens Small dataset is uded here for analysis as computation of similarity matrices takes a large amount of time.</text:span><text:span text:style-name="T125"> </text:span><text:span text:style-name="T127">The dataset has multiple files containing tags </text:span><text:span text:style-name="T128">with movie id</text:span><text:span text:style-name="T127">, movies with movie id </text:span><text:span text:style-name="T129">and</text:span><text:span text:style-name="T127"> ratings with movie id </text:span><text:span text:style-name="T130">and user id</text:span><text:span text:style-name="T127">. </text:span><text:span text:style-name="T130">For the analysis purpose, only </text:span><text:span text:style-name="T131">ratings file is used.</text:span></text:p>
      <text:p text:style-name="P100"/>
      <text:p text:style-name="P81"><text:soft-page-break/>8.2 Similarity Matrix Computation:</text:p>
      <text:p text:style-name="P41"><text:span text:style-name="T119">MovieLens dat</text:span><text:span text:style-name="T120">as</text:span><text:span text:style-name="T119">et</text:span><text:span text:style-name="T123"> </text:span><text:span text:style-name="T132">ratings are then used to c</text:span><text:span text:style-name="T133">ompute </text:span><text:span text:style-name="T134">similarity matrices. </text:span><text:span text:style-name="T135">The similarity matrices used in here are Cosine Similarity, Pearson Correlation Coefficient and Improved Cosine Similarity. </text:span><text:span text:style-name="T137">Time complexity of computation of similarity matrix for </text:span><text:span text:style-name="T142">n</text:span><text:span text:style-name="T139">x</text:span><text:span text:style-name="T140">m</text:span><text:span text:style-name="T138"> </text:span><text:span text:style-name="T141">user-ratings matrix is O(</text:span><text:span text:style-name="T143">n</text:span><text:span text:style-name="T206">2</text:span><text:span text:style-name="T143">). </text:span><text:span text:style-name="T144">Since the similarity matrix is symmetric across the diagonal, so only half of the computations are made for Cosine Similarity and Pearson Correlation Coefficient, </text:span><text:span text:style-name="T147">slightly</text:span><text:span text:style-name="T144"> reducing its time complexity to O(n</text:span><text:span text:style-name="T207">2</text:span><text:span text:style-name="T144">/2). But in case of Improved Cosine Similarity metric, the similarity matrix is not symmetric across the diagonal. </text:span><text:span text:style-name="T145">So, here the time complexity cannot be reduced, </text:span><text:span text:style-name="T146">leaving this as the only disadvantage of <text:s/>improved cosine similarity metric.</text:span></text:p>
      <text:p text:style-name="P101"/>
      <text:p text:style-name="P82">8.3 Pseudocode for <text:span text:style-name="T209">User-User Similarity </text:span>Matrix Computation:</text:p>
      <text:p text:style-name="P42"><text:span text:style-name="T87">foreach</text:span> user_<text:span text:style-name="T210">i </text:span><text:span text:style-name="T88">in</text:span><text:span text:style-name="T210"> user_item_ratings_table</text:span></text:p>
      <text:p text:style-name="P52">{</text:p>
      <text:p text:style-name="P46"><text:s text:c="4"/><text:span text:style-name="T88">foreach</text:span><text:span text:style-name="T210"> user_j </text:span><text:span text:style-name="T88">in</text:span><text:span text:style-name="T210"> user_item_ratings_table</text:span></text:p>
      <text:p text:style-name="P52"><text:s text:c="4"/>{</text:p>
      <text:p text:style-name="P47"><text:tab/><text:span text:style-name="T210">user_i_ratings=rating </text:span><text:span text:style-name="T88">where</text:span><text:span text:style-name="T210"> user_id==i </text:span><text:span text:style-name="T88">and</text:span><text:span text:style-name="T210"> rating </text:span><text:span text:style-name="T88">is not </text:span><text:span text:style-name="T210">NULL </text:span><text:span text:style-name="T88">for</text:span><text:span text:style-name="T210"> user_i</text:span></text:p>
      <text:p text:style-name="P43"><text:tab/><text:span text:style-name="T211">user_i_item_id=item_id </text:span><text:span text:style-name="T89">where</text:span><text:span text:style-name="T211"> user_id==i </text:span><text:span text:style-name="T89">and</text:span><text:span text:style-name="T211"> rating </text:span><text:span text:style-name="T89">is</text:span><text:span text:style-name="T211"> </text:span><text:span text:style-name="T89">not</text:span><text:span text:style-name="T211"> NULL </text:span><text:span text:style-name="T89">for</text:span><text:span text:style-name="T211"> user_i</text:span></text:p>
      <text:p text:style-name="P44"><text:tab/><text:span text:style-name="T210">user_j_ratings=rating </text:span><text:span text:style-name="T88">where</text:span><text:span text:style-name="T210"> user_id==j </text:span><text:span text:style-name="T88">and</text:span><text:span text:style-name="T210"> rating </text:span><text:span text:style-name="T88">is</text:span><text:span text:style-name="T210"> </text:span><text:span text:style-name="T88">not</text:span><text:span text:style-name="T210"> NULL </text:span><text:span text:style-name="T88">for</text:span><text:span text:style-name="T210"> user_j</text:span></text:p>
      <text:p text:style-name="P45"><text:tab/><text:span text:style-name="T211">user_j_item_id=item_id </text:span><text:span text:style-name="T89">where</text:span><text:span text:style-name="T211"> user_id==j </text:span><text:span text:style-name="T89">and</text:span><text:span text:style-name="T211"> rating </text:span><text:span text:style-name="T89">is</text:span><text:span text:style-name="T211"> </text:span><text:span text:style-name="T89">not</text:span><text:span text:style-name="T211"> NULL </text:span><text:span text:style-name="T89">for</text:span><text:span text:style-name="T211"> user_j</text:span></text:p>
      <text:p text:style-name="P51"><text:tab/><text:span text:style-name="T210">user_j_i_ratings=user_j_ratings </text:span><text:span text:style-name="T88">where</text:span><text:span text:style-name="T210"> user_j_item_id </text:span><text:span text:style-name="T88">is</text:span><text:span text:style-name="T210"> </text:span><text:span text:style-name="T88">in</text:span><text:span text:style-name="T210"> user_i_item_id </text:span><text:span text:style-name="T88">for</text:span><text:span text:style-name="T210"> user_j</text:span></text:p>
      <text:p text:style-name="P48"><text:tab/><text:span text:style-name="T90">Compute cosine_similarity between </text:span><text:span text:style-name="T95">user_i_ratings</text:span><text:span text:style-name="T90"> and </text:span><text:span text:style-name="T95">user_j_ratings</text:span></text:p>
      <text:p text:style-name="P49"><text:tab/><text:span text:style-name="T90">Compute pearson_correlation_coefficient between </text:span><text:span text:style-name="T95">user_i_ratings</text:span><text:span text:style-name="T90"> and </text:span><text:span text:style-name="T95">user_j_ratings</text:span></text:p>
      <text:p text:style-name="P50"><text:tab/><text:span text:style-name="T90">Compute improved_cosine_similarity between </text:span><text:span text:style-name="T95">user_i_ratings</text:span><text:span text:style-name="T90"> and </text:span><text:span text:style-name="T95">user_j_i_ratings</text:span></text:p>
      <text:p text:style-name="P53"><text:s text:c="4"/>}</text:p>
      <text:p text:style-name="P52">}</text:p>
      <text:p text:style-name="P54"/>
      <text:p text:style-name="P55">Similarity matrices are then computed <text:span text:style-name="T212">by substituting</text:span> the <text:span text:style-name="T213">corresponding</text:span> formulae <text:span text:style-name="T214">as </text:span>stated above. <text:span text:style-name="T215">The above pseudocode does not reduce the time complexity from O(n</text:span><text:span text:style-name="T208">2</text:span><text:span text:style-name="T147">) to O(n</text:span><text:span text:style-name="T208">2</text:span><text:span text:style-name="T147">/2) as </text:span><text:span text:style-name="T148">it computes complete similarity matrices for all three of the similarity metrics, </text:span><text:span text:style-name="T149">making the pseudocode easier to </text:span><text:span text:style-name="T150">interpret</text:span><text:span text:style-name="T149">.</text:span></text:p>
      <text:p text:style-name="P104"/>
      <text:p text:style-name="P84">8.<text:span text:style-name="T218">4</text:span> <text:span text:style-name="T216">Choosing the Top-n Similar Users:</text:span></text:p>
      <text:p text:style-name="P56"><text:span text:style-name="T119">S</text:span><text:span text:style-name="T112">imilarity matrices computed give the similarity between the users thus allowing us to choose most similar users for predicting ratings. </text:span><text:span text:style-name="T151">Again the big challenge is the choice the top-n most similar users. </text:span><text:span text:style-name="T152">There are various ways to choose the users. </text:span><text:span text:style-name="T153">If only one user is chosen, then there may be biasing towards the rating as that rating may be quite different from other similar users’ ratings. </text:span><text:span text:style-name="T154">So, </text:span><text:span text:style-name="T155">more than one user are required to compute the predicted ratings. </text:span><text:span text:style-name="T156">There are various threshold criteria </text:span><text:span text:style-name="T158">for selecting the top-n most similar users. </text:span><text:span text:style-name="T159">One of the most used method is</text:span><text:span text:style-name="T156"> setting a fixed count of users greater than one. </text:span><text:span text:style-name="T161">It has another variation where the user is chosen to fulfil a particular count only if the rating is a non-null value.</text:span><text:span text:style-name="T156"> </text:span><text:span text:style-name="T159">The other common method is</text:span><text:span text:style-name="T156"> setting </text:span><text:span text:style-name="T159">a particular </text:span><text:span text:style-name="T156">threshold on similarity value </text:span><text:span text:style-name="T157">to </text:span><text:span text:style-name="T160">choosing</text:span><text:span text:style-name="T157"> users </text:span><text:span text:style-name="T159">only above that threshold. </text:span><text:span text:style-name="T162">After selecting the top-n users, the ratings are predicted using either average method or weighted average method.</text:span></text:p>
      <text:p text:style-name="P105"/>
      <text:p text:style-name="P87">8.<text:span text:style-name="T219">5</text:span> <text:span text:style-name="T216">Choosing Relevant Performance Evaluation Metrics:</text:span></text:p>
      <text:p text:style-name="P57"><text:span text:style-name="T171">Recommender systems are evaluated using various performance metrics </text:span><text:span text:style-name="T172">like Root Mean Square Error (RMS</text:span><text:span text:style-name="T175">E</text:span><text:span text:style-name="T172">), Mean Absolute Error </text:span><text:span text:style-name="T173">(MAE) and F1-Score, which is calculated using Precision and Recall. </text:span></text:p>
      <text:p text:style-name="P107"/>
      <text:p text:style-name="P57"><text:span text:style-name="T174"><draw:frame draw:style-name="fr5" draw:name="Object17" text:anchor-type="as-char" svg:y="-0.841cm" svg:width="5.512cm" svg:height="1.219cm" draw:z-index="16"><draw:object xlink:href="./Object 17" xlink:type="simple" xlink:show="embed" xlink:actuate="onLoad"/><draw:image xlink:href="./ObjectReplacements/Object 17" xlink:type="simple" xlink:show="embed" xlink:actuate="onLoad"/></draw:frame></text:span><text:span text:style-name="T174"><draw:frame draw:style-name="fr5" draw:name="Object18" text:anchor-type="as-char" svg:y="-0.739cm" svg:width="4.763cm" svg:height="1.117cm" draw:z-index="17"><draw:object xlink:href="./Object 18" xlink:type="simple" xlink:show="embed" xlink:actuate="onLoad"/><draw:image xlink:href="./ObjectReplacements/Object 18" xlink:type="simple" xlink:show="embed" xlink:actuate="onLoad"/></draw:frame></text:span></text:p>
      <text:p text:style-name="P106"/>
      <text:p text:style-name="P59"><text:soft-page-break/><text:span text:style-name="T162">F</text:span><text:span text:style-name="T112">or evaluation of recommender systems, Precision and Recall are modified as per the requirement. </text:span><text:span text:style-name="T176">Generally precision </text:span><text:span text:style-name="T177">for a class </text:span><text:span text:style-name="T178">says “Out of all the predicted values for a class, how many of them are correctly predicted” while recall for a class says “Out of all the </text:span><text:span text:style-name="T179">actual</text:span><text:span text:style-name="T178"> values for a class, how many of them are correctly predicted”. </text:span><text:span text:style-name="T180">Th</text:span><text:span text:style-name="T181">ese are</text:span><text:span text:style-name="T180"> modified </text:span><text:span text:style-name="T182">as per the requirement of recommender systems. </text:span><text:span text:style-name="T183">A particular threshold is set </text:span><text:span text:style-name="T184">and only the rating values above it are observed. </text:span></text:p>
      <text:p text:style-name="P108"/>
      <text:p text:style-name="P59"><text:span text:style-name="T188">To compute</text:span><text:span text:style-name="T185"> precision, </text:span><text:span text:style-name="T186">a set </text:span><text:span text:style-name="T189">of</text:span><text:span text:style-name="T186"> non-null ratings are chosen from </text:span><text:span text:style-name="T193">predicted</text:span><text:span text:style-name="T186"> user-item ratings table </text:span><text:span text:style-name="T187">and then a threshold is set upon them, say ratings over 4 are only taken into consideration. </text:span><text:span text:style-name="T188">Then, </text:span><text:span text:style-name="T190">the same ratings are chosen from the </text:span><text:span text:style-name="T194">actual</text:span><text:span text:style-name="T191"> user-item ratings table and then the same threshold is set upon them. </text:span><text:span text:style-name="T192">The precision is the ratio of the</text:span><text:span text:style-name="T195">se</text:span><text:span text:style-name="T192"> ratings of </text:span><text:span text:style-name="T195">actual</text:span><text:span text:style-name="T192"> table to the ratings of </text:span><text:span text:style-name="T196">predicted</text:span><text:span text:style-name="T192"> table.</text:span></text:p>
      <text:p text:style-name="P109"/>
      <text:p text:style-name="P60"><text:span text:style-name="T188">To compute</text:span><text:span text:style-name="T185"> precision, </text:span><text:span text:style-name="T186">a set </text:span><text:span text:style-name="T189">of</text:span><text:span text:style-name="T186"> non-null ratings are chosen from </text:span><text:span text:style-name="T197">actual</text:span><text:span text:style-name="T186"> user-item ratings table </text:span><text:span text:style-name="T187">and then a threshold is set upon them, say ratings over 4 are only taken into consideration. </text:span><text:span text:style-name="T188">Then, </text:span><text:span text:style-name="T190">the same ratings are chosen from the </text:span><text:span text:style-name="T198">predicted</text:span><text:span text:style-name="T191"> user-item ratings table and then the same threshold is set upon them. </text:span><text:span text:style-name="T192">The precision is the ratio of the</text:span><text:span text:style-name="T195">se</text:span><text:span text:style-name="T192"> ratings of </text:span><text:span text:style-name="T199">predicted</text:span><text:span text:style-name="T192"> table to the ratings of </text:span><text:span text:style-name="T200">actual</text:span><text:span text:style-name="T192"> table.</text:span></text:p>
      <text:p text:style-name="P110"/>
      <text:p text:style-name="P85"><text:span text:style-name="T218">9</text:span> <text:span text:style-name="T217">Performance Analysis of Similarity Metrics Under the Effect Various Hyperparameters:</text:span></text:p>
      <text:p text:style-name="P58"><text:span text:style-name="T119">P</text:span><text:span text:style-name="T112">erformance of the recommender system largely depends upon the </text:span><text:span text:style-name="T163">similarity metric chosen along with other hyperparameters like threshold on number of most similar users, </text:span><text:span text:style-name="T201">threshold on the precision and recall</text:span><text:span text:style-name="T163"> </text:span><text:span text:style-name="T165">and</text:span><text:span text:style-name="T163"> </text:span><text:span text:style-name="T202">the </text:span><text:span text:style-name="T163">cho</text:span><text:span text:style-name="T164">ice of method to compute rating from ratings of most similar users. </text:span><text:span text:style-name="T166">These hyperpameters used in various combinations affect the performance significantly. </text:span><text:span text:style-name="T167">Out of all these combinations, the best </text:span><text:span text:style-name="T168">combination can be chosen either using hit and trial or using the grid search method. </text:span><text:span text:style-name="T169">These combinations are discussed in detailed and comprehensive manner in later </text:span><text:span text:style-name="T170">sections.</text:span></text:p>
      <text:p text:style-name="P52"/>
      <text:p text:style-name="P83"/>
      <text:p text:style-name="P83"/>
      <text:p text:style-name="P102"/>
      <text:p text:style-name="P80"/>
      <text:p text:style-name="P103"/>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9T22:30:08.236746438</dc:date>
    <meta:editing-duration>PT23H55M53S</meta:editing-duration>
    <meta:editing-cycles>655</meta:editing-cycles>
    <meta:generator>LibreOffice/6.0.7.3$Linux_X86_64 LibreOffice_project/00m0$Build-3</meta:generator>
    <meta:document-statistic meta:table-count="0" meta:image-count="0" meta:object-count="18" meta:page-count="7" meta:paragraph-count="80" meta:word-count="2692" meta:character-count="17172" meta:non-whitespace-character-count="14528"/>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3mm"/>
    </style:style>
    <style:style style:name="co3" style:family="table-column">
      <style:table-column-properties fo:break-before="auto" style:column-width="4.97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8"/>
        <table:table-column table:style-name="co3" table:number-columns-repeated="9" table:default-cell-style-name="ce9"/>
        <table:table-column table:style-name="co4" table:default-cell-style-name="ce9"/>
        <table:table-column table:style-name="co5" table:default-cell-style-name="ce9"/>
        <table:table-column table:style-name="co4" table:number-columns-repeated="4" table:default-cell-style-name="ce9"/>
        <table:table-row table:style-name="ro1">
          <table:table-cell/>
          <table:table-cell table:style-name="Default" table:number-columns-repeated="16"/>
        </table:table-row>
        <table:table-row table:style-name="ro1">
          <table:table-cell/>
          <table:table-cell table:style-name="ce7"/>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7" office:value-type="float" office:value="11" calcext:value-type="float">
            <text:p>11</text:p>
          </table:table-cell>
          <table:table-cell table:style-name="ce7" office:value-type="float" office:value="12" calcext:value-type="float">
            <text:p>12</text:p>
          </table:table-cell>
          <table:table-cell table:style-name="ce7" office:value-type="float" office:value="13" calcext:value-type="float">
            <text:p>13</text:p>
          </table:table-cell>
          <table:table-cell table:style-name="ce7" office:value-type="float" office:value="14" calcext:value-type="float">
            <text:p>14</text:p>
          </table:table-cell>
          <table:table-cell table:style-name="ce7"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 style:data-style-name="N2" text:time-value="18:32:14.298209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sub>
        <mi>r</mi>
        <mn>2,6</mn>
      </msub>
      <mo stretchy="false">=</mo>
      <mfrac>
        <mn>5</mn>
        <mn>1</mn>
      </mfrac>
      <mo stretchy="false">=</mo>
      <mn>5</mn>
    </mrow>
    <annotation encoding="StarMath 5.0">r_2,6={5} over 1=5</annotation>
  </semantics>
</math>
</file>

<file path=Object 12/content.xml><?xml version="1.0" encoding="utf-8"?>
<math xmlns="http://www.w3.org/1998/Math/MathML" display="block">
  <semantics>
    <mrow>
      <msub>
        <mi>r</mi>
        <mn>2,8</mn>
      </msub>
      <mo stretchy="false">=</mo>
      <mfrac>
        <mrow>
          <mn>2</mn>
          <mo stretchy="false">+</mo>
          <mn>3</mn>
        </mrow>
        <mn>2</mn>
      </mfrac>
      <mo stretchy="false">=</mo>
      <mn>2.5</mn>
    </mrow>
    <annotation encoding="StarMath 5.0">r_2,8={2+3} over 2 =2.5</annotation>
  </semantics>
</math>
</file>

<file path=Object 13/content.xml><?xml version="1.0" encoding="utf-8"?>
<math xmlns="http://www.w3.org/1998/Math/MathML" display="block">
  <semantics>
    <mrow>
      <msub>
        <mi>r</mi>
        <mn>2,12</mn>
      </msub>
      <mo stretchy="false">=</mo>
      <mfrac>
        <mn>2</mn>
        <mn>1</mn>
      </mfrac>
      <mo stretchy="false">=</mo>
      <mn>2</mn>
    </mrow>
    <annotation encoding="StarMath 5.0">r_2,12=2 over 1=2</annotation>
  </semantics>
</math>
</file>

<file path=Object 14/content.xml><?xml version="1.0" encoding="utf-8"?>
<math xmlns="http://www.w3.org/1998/Math/MathML" display="block">
  <semantics>
    <mrow>
      <msub>
        <mi>r</mi>
        <mn>2,6</mn>
      </msub>
      <mo stretchy="false">=</mo>
      <mfrac>
        <mrow>
          <mn>5</mn>
          <mo stretchy="false">∗</mo>
          <mn>0.838</mn>
        </mrow>
        <mn>0.838</mn>
      </mfrac>
      <mo stretchy="false">=</mo>
      <mn>5</mn>
    </mrow>
    <annotation encoding="StarMath 5.0">r_2,6={5*0.838} over 0.838=5</annotation>
  </semantics>
</math>
</file>

<file path=Object 15/content.xml><?xml version="1.0" encoding="utf-8"?>
<math xmlns="http://www.w3.org/1998/Math/MathML" display="block">
  <semantics>
    <mrow>
      <msub>
        <mi>r</mi>
        <mn>2,8</mn>
      </msub>
      <mo stretchy="false">=</mo>
      <mfrac>
        <mrow>
          <mrow>
            <mn>2</mn>
            <mo stretchy="false">∗</mo>
            <mn>0.838</mn>
          </mrow>
          <mo stretchy="false">+</mo>
          <mrow>
            <mn>3</mn>
            <mo stretchy="false">∗</mo>
            <mn>0.899</mn>
          </mrow>
        </mrow>
        <mrow>
          <mn>0.838</mn>
          <mo stretchy="false">+</mo>
          <mn>0.899</mn>
        </mrow>
      </mfrac>
      <mo stretchy="false">=</mo>
      <mn>2.52</mn>
    </mrow>
    <annotation encoding="StarMath 5.0">r_2,8={2*0.838+3*0.899} over {0.838+0.899} =2.52</annotation>
  </semantics>
</math>
</file>

<file path=Object 16/content.xml><?xml version="1.0" encoding="utf-8"?>
<math xmlns="http://www.w3.org/1998/Math/MathML" display="block">
  <semantics>
    <mrow>
      <msub>
        <mi>r</mi>
        <mn>2,12</mn>
      </msub>
      <mo stretchy="false">=</mo>
      <mfrac>
        <mrow>
          <mn>2</mn>
          <mo stretchy="false">∗</mo>
          <mn>0.899</mn>
        </mrow>
        <mn>0.899</mn>
      </mfrac>
      <mo stretchy="false">=</mo>
      <mn>2</mn>
    </mrow>
    <annotation encoding="StarMath 5.0">r_2,12=2*0.899 over 0.899=2</annotation>
  </semantics>
</math>
</file>

<file path=Object 17/content.xml><?xml version="1.0" encoding="utf-8"?>
<math xmlns="http://www.w3.org/1998/Math/MathML" display="block">
  <semantics>
    <mrow>
      <mi mathvariant="italic">RMSE</mi>
      <mo stretchy="false">=</mo>
      <msqrt>
        <mfrac>
          <mrow>
            <mo stretchy="false">∑</mo>
            <msup>
              <mrow>
                <mo fence="true" stretchy="false">(</mo>
                <mrow>
                  <mrow>
                    <msub>
                      <mi>y</mi>
                      <mi mathvariant="italic">predicted</mi>
                    </msub>
                    <mo stretchy="false">−</mo>
                    <msub>
                      <mi>y</mi>
                      <mi mathvariant="italic">actual</mi>
                    </msub>
                  </mrow>
                </mrow>
                <mo fence="true" stretchy="false">)</mo>
              </mrow>
              <mn>2</mn>
            </msup>
          </mrow>
          <mi>n</mi>
        </mfrac>
      </msqrt>
    </mrow>
    <annotation encoding="StarMath 5.0">RMSE=sqrt{ sum {(y_predicted -y_actual)^2} over n }</annotation>
  </semantics>
</math>
</file>

<file path=Object 18/content.xml><?xml version="1.0" encoding="utf-8"?>
<math xmlns="http://www.w3.org/1998/Math/MathML" display="block">
  <semantics>
    <mrow>
      <mi mathvariant="italic">MAE</mi>
      <mo stretchy="false">=</mo>
      <mfrac>
        <mrow>
          <mo stretchy="false">∑</mo>
          <mrow>
            <mo fence="true" stretchy="true">|</mo>
            <mrow>
              <mrow>
                <msub>
                  <mi>y</mi>
                  <mi mathvariant="italic">predicted</mi>
                </msub>
                <mo stretchy="false">−</mo>
                <msub>
                  <mi>y</mi>
                  <mi mathvariant="italic">actual</mi>
                </msub>
              </mrow>
            </mrow>
            <mo fence="true" stretchy="true">|</mo>
          </mrow>
        </mrow>
        <mi>n</mi>
      </mfrac>
    </mrow>
    <annotation encoding="StarMath 5.0">MAE=sum {abs{y_predicted -y_actual}} over n</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24mm"/>
    </style:style>
    <style:style style:name="co3" style:family="table-column">
      <style:table-column-properties fo:break-before="auto" style:column-width="11.17mm"/>
    </style:style>
    <style:style style:name="co4" style:family="table-column">
      <style:table-column-properties fo:break-before="auto" style:column-width="10.07mm"/>
    </style:style>
    <style:style style:name="co5" style:family="table-column">
      <style:table-column-properties fo:break-before="auto" style:column-width="9.79mm"/>
    </style:style>
    <style:style style:name="co6" style:family="table-column">
      <style:table-column-properties fo:break-before="auto" style:column-width="11.43mm"/>
    </style:style>
    <style:style style:name="co7" style:family="table-column">
      <style:table-column-properties fo:break-before="auto" style:column-width="10.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cos_similarity_improved" table:style-name="ta1">
        <table:table-column table:style-name="co1" table:default-cell-style-name="Default"/>
        <table:table-column table:style-name="co2" table:default-cell-style-name="ce11"/>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4" table:default-cell-style-name="ce10"/>
        <table:table-column table:style-name="co7" table:number-columns-repeated="2" table:default-cell-style-name="ce10"/>
        <table:table-column table:style-name="co4" table:number-columns-repeated="3" table:default-cell-style-name="ce10"/>
        <table:table-column table:style-name="co7" table:default-cell-style-name="ce10"/>
        <table:table-row table:style-name="ro1">
          <table:table-cell/>
          <table:table-cell table:style-name="ce9" office:value-type="string" calcext:value-type="string" table:number-columns-spanned="5" table:number-rows-spanned="1">
            <text:p>SIMILARITY MATRIX</text:p>
          </table:table-cell>
          <table:covered-table-cell table:number-columns-repeated="4"/>
          <table:table-cell table:style-name="ce12" table:number-columns-spanned="7" table:number-rows-spanned="1"/>
          <table:covered-table-cell table:number-columns-repeated="6"/>
        </table:table-row>
        <table:table-row table:style-name="ro1">
          <table:table-cell/>
          <table:table-cell table:style-name="ce10"/>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row>
        <table:table-row table:style-name="ro1">
          <table:table-cell/>
          <table:table-cell table:number-columns-repeated="2" office:value-type="float" office:value="1" calcext:value-type="float">
            <text:p>1</text:p>
          </table:table-cell>
          <table:table-cell office:value-type="float" office:value="0.837808496568922" calcext:value-type="float">
            <text:p>0.837808496568922</text:p>
          </table:table-cell>
          <table:table-cell office:value-type="float" office:value="0.803916694242663" calcext:value-type="float">
            <text:p>0.803916694242663</text:p>
          </table:table-cell>
          <table:table-cell office:value-type="float" office:value="0.535504160471562" calcext:value-type="float">
            <text:p>0.535504160471562</text:p>
          </table:table-cell>
          <table:table-cell office:value-type="float" office:value="0.622752368779528" calcext:value-type="float">
            <text:p>0.622752368779528</text:p>
          </table:table-cell>
          <table:table-cell office:value-type="float" office:value="0.547104525500714" calcext:value-type="float">
            <text:p>0.547104525500714</text:p>
          </table:table-cell>
          <table:table-cell office:value-type="float" office:value="0.49029033784546" calcext:value-type="float">
            <text:p>0.49029033784546</text:p>
          </table:table-cell>
          <table:table-cell office:value-type="float" office:value="0" calcext:value-type="float">
            <text:p>0</text:p>
          </table:table-cell>
          <table:table-cell office:value-type="float" office:value="0.392232270276368" calcext:value-type="float">
            <text:p>0.392232270276368</text:p>
          </table:table-cell>
          <table:table-cell office:value-type="float" office:value="0" calcext:value-type="float">
            <text:p>0</text:p>
          </table:table-cell>
          <table:table-cell office:value-type="float" office:value="0.535504160471562" calcext:value-type="float">
            <text:p>0.535504160471562</text:p>
          </table:table-cell>
        </table:table-row>
        <table:table-row table:style-name="ro1">
          <table:table-cell/>
          <table:table-cell office:value-type="float" office:value="2" calcext:value-type="float">
            <text:p>2</text:p>
          </table:table-cell>
          <table:table-cell office:value-type="float" office:value="0.79296315202661" calcext:value-type="float">
            <text:p>0.79296315202661</text:p>
          </table:table-cell>
          <table:table-cell office:value-type="float" office:value="1" calcext:value-type="float">
            <text:p>1</text:p>
          </table:table-cell>
          <table:table-cell office:value-type="float" office:value="0.867363251789869" calcext:value-type="float">
            <text:p>0.867363251789869</text:p>
          </table:table-cell>
          <table:table-cell office:value-type="float" office:value="0.250281812359146" calcext:value-type="float">
            <text:p>0.250281812359146</text:p>
          </table:table-cell>
          <table:table-cell office:value-type="float" office:value="0.457033995713358" calcext:value-type="float">
            <text:p>0.457033995713358</text:p>
          </table:table-cell>
          <table:table-cell office:value-type="float" office:value="0.294436559512985" calcext:value-type="float">
            <text:p>0.294436559512985</text:p>
          </table:table-cell>
          <table:table-cell office:value-type="float" office:value="0.378632845720504" calcext:value-type="float">
            <text:p>0.378632845720504</text:p>
          </table:table-cell>
          <table:table-cell office:value-type="float" office:value="0.24975705873439" calcext:value-type="float">
            <text:p>0.24975705873439</text:p>
          </table:table-cell>
          <table:table-cell office:value-type="float" office:value="0.316145447190501" calcext:value-type="float">
            <text:p>0.316145447190501</text:p>
          </table:table-cell>
          <table:table-cell office:value-type="float" office:value="0.24975705873439" calcext:value-type="float">
            <text:p>0.24975705873439</text:p>
          </table:table-cell>
          <table:table-cell office:value-type="float" office:value="0.31309083017133" calcext:value-type="float">
            <text:p>0.31309083017133</text:p>
          </table:table-cell>
        </table:table-row>
        <table:table-row table:style-name="ro1">
          <table:table-cell/>
          <table:table-cell office:value-type="float" office:value="3" calcext:value-type="float">
            <text:p>3</text:p>
          </table:table-cell>
          <table:table-cell office:value-type="float" office:value="0.866111314741823" calcext:value-type="float">
            <text:p>0.866111314741823</text:p>
          </table:table-cell>
          <table:table-cell office:value-type="float" office:value="0.898717034272917" calcext:value-type="float">
            <text:p>0.898717034272917</text:p>
          </table:table-cell>
          <table:table-cell office:value-type="float" office:value="1" calcext:value-type="float">
            <text:p>1</text:p>
          </table:table-cell>
          <table:table-cell office:value-type="float" office:value="0.400320384512718" calcext:value-type="float">
            <text:p>0.400320384512718</text:p>
          </table:table-cell>
          <table:table-cell office:value-type="float" office:value="0.660578259075816" calcext:value-type="float">
            <text:p>0.660578259075816</text:p>
          </table:table-cell>
          <table:table-cell office:value-type="float" office:value="0.306186217847897" calcext:value-type="float">
            <text:p>0.306186217847897</text:p>
          </table:table-cell>
          <table:table-cell office:value-type="float" office:value="0.319444444444444" calcext:value-type="float">
            <text:p>0.319444444444444</text:p>
          </table:table-cell>
          <table:table-cell office:value-type="float" office:value="0.21650635094611" calcext:value-type="float">
            <text:p>0.21650635094611</text:p>
          </table:table-cell>
          <table:table-cell office:value-type="float" office:value="0.28347335475692" calcext:value-type="float">
            <text:p>0.28347335475692</text:p>
          </table:table-cell>
          <table:table-cell office:value-type="float" office:value="0.21650635094611" calcext:value-type="float">
            <text:p>0.21650635094611</text:p>
          </table:table-cell>
          <table:table-cell office:value-type="float" office:value="0.471404520791032" calcext:value-type="float">
            <text:p>0.471404520791032</text:p>
          </table:table-cell>
        </table:table-row>
        <table:table-row table:style-name="ro1">
          <table:table-cell/>
          <table:table-cell office:value-type="float" office:value="4" calcext:value-type="float">
            <text:p>4</text:p>
          </table:table-cell>
          <table:table-cell office:value-type="float" office:value="0.517932397378237" calcext:value-type="float">
            <text:p>0.517932397378237</text:p>
          </table:table-cell>
          <table:table-cell office:value-type="float" office:value="0.369367500895876" calcext:value-type="float">
            <text:p>0.369367500895876</text:p>
          </table:table-cell>
          <table:table-cell office:value-type="float" office:value="0.30556616567607" calcext:value-type="float">
            <text:p>0.30556616567607</text:p>
          </table:table-cell>
          <table:table-cell office:value-type="float" office:value="1" calcext:value-type="float">
            <text:p>1</text:p>
          </table:table-cell>
          <table:table-cell office:value-type="float" office:value="0.930484210398471" calcext:value-type="float">
            <text:p>0.930484210398471</text:p>
          </table:table-cell>
          <table:table-cell office:value-type="float" office:value="0.996023841111995" calcext:value-type="float">
            <text:p>0.996023841111995</text:p>
          </table:table-cell>
          <table:table-cell table:number-columns-repeated="2" office:value-type="float" office:value="0" calcext:value-type="float">
            <text:p>0</text:p>
          </table:table-cell>
          <table:table-cell office:value-type="float" office:value="0.0890870806374748" calcext:value-type="float">
            <text:p>0.089087080637475</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table-cell office:value-type="float" office:value="5" calcext:value-type="float">
            <text:p>5</text:p>
          </table:table-cell>
          <table:table-cell office:value-type="float" office:value="0.700480659909131" calcext:value-type="float">
            <text:p>0.700480659909131</text:p>
          </table:table-cell>
          <table:table-cell office:value-type="float" office:value="0.466082207945798" calcext:value-type="float">
            <text:p>0.466082207945798</text:p>
          </table:table-cell>
          <table:table-cell office:value-type="float" office:value="0.558064085132125" calcext:value-type="float">
            <text:p>0.558064085132125</text:p>
          </table:table-cell>
          <table:table-cell office:value-type="float" office:value="0.913346754555086" calcext:value-type="float">
            <text:p>0.913346754555086</text:p>
          </table:table-cell>
          <table:table-cell office:value-type="float" office:value="1" calcext:value-type="float">
            <text:p>1</text:p>
          </table:table-cell>
          <table:table-cell office:value-type="float" office:value="0.878784827886" calcext:value-type="float">
            <text:p>0.878784827886</text:p>
          </table:table-cell>
          <table:table-cell table:number-columns-repeated="2" office:value-type="float" office:value="0.170871531543352" calcext:value-type="float">
            <text:p>0.170871531543352</text:p>
          </table:table-cell>
          <table:table-cell office:value-type="float" office:value="0.269375819074586" calcext:value-type="float">
            <text:p>0.269375819074586</text:p>
          </table:table-cell>
          <table:table-cell office:value-type="float" office:value="0.170871531543352" calcext:value-type="float">
            <text:p>0.170871531543352</text:p>
          </table:table-cell>
          <table:table-cell office:value-type="float" office:value="0.917324993022811" calcext:value-type="float">
            <text:p>0.917324993022811</text:p>
          </table:table-cell>
        </table:table-row>
        <table:table-row table:style-name="ro1">
          <table:table-cell/>
          <table:table-cell office:value-type="float" office:value="6" calcext:value-type="float">
            <text:p>6</text:p>
          </table:table-cell>
          <table:table-cell office:value-type="float" office:value="0.585594788766043" calcext:value-type="float">
            <text:p>0.585594788766043</text:p>
          </table:table-cell>
          <table:table-cell office:value-type="float" office:value="0.441899320239914" calcext:value-type="float">
            <text:p>0.441899320239914</text:p>
          </table:table-cell>
          <table:table-cell office:value-type="float" office:value="0.440225453162812" calcext:value-type="float">
            <text:p>0.440225453162812</text:p>
          </table:table-cell>
          <table:table-cell office:value-type="float" office:value="0.984374038697697" calcext:value-type="float">
            <text:p>0.984374038697697</text:p>
          </table:table-cell>
          <table:table-cell office:value-type="float" office:value="0.978838620652052" calcext:value-type="float">
            <text:p>0.97883862065205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0.984374038697697" calcext:value-type="float">
            <text:p>0.984374038697697</text:p>
          </table:table-cell>
        </table:table-row>
        <table:table-row table:style-name="ro1">
          <table:table-cell/>
          <table:table-cell office:value-type="float" office:value="7" calcext:value-type="float">
            <text:p>7</text:p>
          </table:table-cell>
          <table:table-cell office:value-type="float" office:value="0.1898315991505" calcext:value-type="float">
            <text:p>0.1898315991505</text:p>
          </table:table-cell>
          <table:table-cell office:value-type="float" office:value="0.502592033958709" calcext:value-type="float">
            <text:p>0.502592033958709</text:p>
          </table:table-cell>
          <table:table-cell office:value-type="float" office:value="0.476383487267587" calcext:value-type="float">
            <text:p>0.476383487267587</text:p>
          </table:table-cell>
          <table:table-cell office:value-type="float" office:value="0" calcext:value-type="float">
            <text:p>0</text:p>
          </table:table-cell>
          <table:table-cell office:value-type="float" office:value="0.474578997876249" calcext:value-type="float">
            <text:p>0.474578997876249</text:p>
          </table:table-cell>
          <table:table-cell office:value-type="float" office:value="0" calcext:value-type="float">
            <text:p>0</text:p>
          </table:table-cell>
          <table:table-cell office:value-type="float" office:value="1" calcext:value-type="float">
            <text:p>1</text:p>
          </table:table-cell>
          <table:table-cell office:value-type="float" office:value="0.963464951781559" calcext:value-type="float">
            <text:p>0.963464951781559</text:p>
          </table:table-cell>
          <table:table-cell office:value-type="float" office:value="0.969398182525922" calcext:value-type="float">
            <text:p>0.969398182525922</text:p>
          </table:table-cell>
          <table:table-cell office:value-type="float" office:value="0.963464951781559" calcext:value-type="float">
            <text:p>0.963464951781559</text:p>
          </table:table-cell>
          <table:table-cell office:value-type="float" office:value="0" calcext:value-type="float">
            <text:p>0</text:p>
          </table:table-cell>
        </table:table-row>
        <table:table-row table:style-name="ro1">
          <table:table-cell/>
          <table:table-cell office:value-type="float" office:value="8" calcext:value-type="float">
            <text:p>8</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9" calcext:value-type="float">
            <text:p>9</text:p>
          </table:table-cell>
          <table:table-cell office:value-type="float" office:value="0.0924500327042049" calcext:value-type="float">
            <text:p>0.092450032704205</text:p>
          </table:table-cell>
          <table:table-cell office:value-type="float" office:value="0.435142634576337" calcext:value-type="float">
            <text:p>0.435142634576337</text:p>
          </table:table-cell>
          <table:table-cell office:value-type="float" office:value="0.3038218101251" calcext:value-type="float">
            <text:p>0.3038218101251</text:p>
          </table:table-cell>
          <table:table-cell office:value-type="float" office:value="0.0924500327042049" calcext:value-type="float">
            <text:p>0.092450032704205</text:p>
          </table:table-cell>
          <table:table-cell office:value-type="float" office:value="0.223178021137329" calcext:value-type="float">
            <text:p>0.223178021137329</text:p>
          </table:table-cell>
          <table:table-cell office:value-type="float" office:value="0" calcext:value-type="float">
            <text:p>0</text:p>
          </table:table-cell>
          <table:table-cell office:value-type="float" office:value="0.983123020314817" calcext:value-type="float">
            <text:p>0.983123020314817</text:p>
          </table:table-cell>
          <table:table-cell office:value-type="float" office:value="0.992060502317679" calcext:value-type="float">
            <text:p>0.992060502317679</text:p>
          </table:table-cell>
          <table:table-cell office:value-type="float" office:value="1" calcext:value-type="float">
            <text:p>1</text:p>
          </table:table-cell>
          <table:table-cell office:value-type="float" office:value="0.992060502317679" calcext:value-type="float">
            <text:p>0.992060502317679</text:p>
          </table:table-cell>
          <table:table-cell office:value-type="float" office:value="0.0924500327042049" calcext:value-type="float">
            <text:p>0.092450032704205</text:p>
          </table:table-cell>
        </table:table-row>
        <table:table-row table:style-name="ro1">
          <table:table-cell/>
          <table:table-cell office:value-type="float" office:value="10" calcext:value-type="float">
            <text:p>10</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11" calcext:value-type="float">
            <text:p>11</text:p>
          </table:table-cell>
          <table:table-cell office:value-type="float" office:value="0.515889263586154" calcext:value-type="float">
            <text:p>0.515889263586154</text:p>
          </table:table-cell>
          <table:table-cell office:value-type="float" office:value="0.314000590932224" calcext:value-type="float">
            <text:p>0.314000590932224</text:p>
          </table:table-cell>
          <table:table-cell office:value-type="float" office:value="0.301178786466316" calcext:value-type="float">
            <text:p>0.301178786466316</text:p>
          </table:table-cell>
          <table:table-cell office:value-type="float" office:value="0.996055211447623" calcext:value-type="float">
            <text:p>0.996055211447623</text:p>
          </table:table-cell>
          <table:table-cell office:value-type="float" office:value="0.931017167762572" calcext:value-type="float">
            <text:p>0.931017167762572</text:p>
          </table:table-cell>
          <table:table-cell office:value-type="float" office:value="0.992094737665681" calcext:value-type="float">
            <text:p>0.992094737665681</text:p>
          </table:table-cell>
          <table:table-cell table:number-columns-repeated="2" office:value-type="float" office:value="0" calcext:value-type="float">
            <text:p>0</text:p>
          </table:table-cell>
          <table:table-cell office:value-type="float" office:value="0.0887356509416114" calcext:value-type="float">
            <text:p>0.088735650941611</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19:50:04.840621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10"/>
        <table:table-column table:style-name="co3" table:number-columns-repeated="9" table:default-cell-style-name="ce11"/>
        <table:table-column table:style-name="co2" table:default-cell-style-name="ce11"/>
        <table:table-column table:style-name="co4" table:default-cell-style-name="ce11"/>
        <table:table-column table:style-name="co2" table:number-columns-repeated="4" table:default-cell-style-name="ce11"/>
        <table:table-row table:style-name="ro1">
          <table:table-cell/>
          <table:table-cell table:style-name="ce9" office:value-type="string" calcext:value-type="string" table:number-columns-spanned="12" table:number-rows-spanned="1">
            <text:p>User-Item Ratings Matrix</text:p>
          </table:table-cell>
          <table:covered-table-cell table:number-columns-repeated="11" table:style-name="ce10"/>
          <table:table-cell table:style-name="ce12" table:number-columns-spanned="4" table:number-rows-spanned="1"/>
          <table:covered-table-cell table:number-columns-repeated="3"/>
        </table:table-row>
        <table:table-row table:style-name="ro1">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row table:style-name="ro1">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table:number-columns-repeated="5" office:value-type="float" office:value="5" calcext:value-type="float">
            <text:p>5</text:p>
          </table:table-cell>
          <table:table-cell table:number-columns-repeated="5"/>
        </table:table-row>
        <table:table-row table:style-name="ro1">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table-cell office:value-type="float" office:value="2" calcext:value-type="float">
            <text:p>2</text:p>
          </table:table-cell>
          <table:table-cell table:number-columns-repeated="3"/>
        </table:table-row>
        <table:table-row table:style-name="ro1">
          <table:table-cell/>
          <table:table-cell office:value-type="float" office:value="6" calcext:value-type="float">
            <text:p>6</text:p>
          </table:table-cell>
          <table:table-cell office:value-type="float" office:value="2" calcext:value-type="float">
            <text:p>2</text:p>
          </table:table-cell>
          <table:table-cell table:number-columns-repeated="4"/>
          <table:table-cell table:number-columns-repeated="5" office:value-type="float" office:value="5" calcext:value-type="float">
            <text:p>5</text:p>
          </table:table-cell>
          <table:table-cell table:number-columns-repeated="5"/>
        </table:table-row>
        <table:table-row table:style-name="ro1">
          <table:table-cell/>
          <table:table-cell office:value-type="float" office:value="7" calcext:value-type="float">
            <text:p>7</text:p>
          </table:table-cell>
          <table:table-cell table:number-columns-repeated="2"/>
          <table:table-cell office:value-type="float" office:value="2" calcext:value-type="float">
            <text:p>2</text:p>
          </table:table-cell>
          <table:table-cell table:number-columns-repeated="7"/>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table-cell office:value-type="float" office:value="8" calcext:value-type="float">
            <text:p>8</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9" calcext:value-type="float">
            <text:p>9</text:p>
          </table:table-cell>
          <table:table-cell/>
          <table:table-cell office:value-type="float" office:value="1" calcext:value-type="float">
            <text:p>1</text:p>
          </table:table-cell>
          <table:table-cell table:number-columns-repeated="8"/>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row>
        <table:table-row table:style-name="ro1">
          <table:table-cell/>
          <table:table-cell office:value-type="float" office:value="10" calcext:value-type="float">
            <text:p>10</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11" calcext:value-type="float">
            <text:p>11</text:p>
          </table:table-cell>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5" office:value-type="float" office:value="5" calcext:value-type="float">
            <text:p>5</text:p>
          </table:table-cell>
          <table:table-cell table:number-columns-repeated="5"/>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21:58:09.2229116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